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08be45" officeooo:paragraph-rsid="0008be45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808080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4fc1ff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d4d4d4" loext:opacity="100%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fo:color="#4ec9b0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RIGINAL SITE DESIG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port</text:span> { <text:span text:style-name="T2">useState</text:span> } <text:span text:style-name="T1">from</text:span> <text:span text:style-name="T3">'react'</text:span></text:p>
      <text:p text:style-name="P1"><text:span text:style-name="T1">import</text:span> <text:span text:style-name="T2">Navbar</text:span> <text:span text:style-name="T1">from</text:span> <text:span text:style-name="T3">'../components/Navbar'</text:span></text:p>
      <text:p text:style-name="P9"/>
      <text:p text:style-name="P1"><text:span text:style-name="T4">function</text:span> <text:span text:style-name="T5">WorkflowPanel</text:span>() {</text:p>
      <text:p text:style-name="P1"><text:span text:style-name="T1">return</text:span> (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 mx-auto w-full max-w-[520px] overflow-hidden px-6 pt-2 pb-1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05] bg-[linear-gradient(rgba(34,197,94,0.16)_1px,transparent_1px),linear-gradient(90deg,rgba(34,197,94,0.16)_1px,transparent_1px)] bg-[size:28px_28px]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50%_35%,rgba(34,197,94,0.10),transparent_42%)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mb-3 text-center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[11px] font-semibold uppercase tracking-[0.25em] text-green-400"</text:span><text:span text:style-name="T6">&gt;</text:span></text:p>
      <text:p text:style-name="P3">⇼ <text:span text:style-name="T8">Systems Minded ⇼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1 text-[2rem] font-bold leading-none text-white sm:text-[2.15rem]"</text:span><text:span text:style-name="T6">&gt;</text:span></text:p>
      <text:p text:style-name="P1">Our Development Process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mx-auto h-[190px] w-full max-w-[420px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left-1/2 top-[12%] -translate-x-1/2 -translate-y-1/2 text-[20px] font-bold uppercase tracking-[0.12em] text-green-300"</text:span><text:span text:style-name="T6">&gt;</text:span></text:p>
      <text:p text:style-name="P1">Prototype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left-[13%] top-[36%] -translate-x-1/2 -translate-y-1/2 text-[20px] font-bold uppercase tracking-[0.12em] text-green-300"</text:span><text:span text:style-name="T6">&gt;</text:span></text:p>
      <text:p text:style-name="P1">Observe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left-[87%] top-[36%] -translate-x-1/2 -translate-y-1/2 text-[20px] font-bold uppercase tracking-[0.12em] text-green-300"</text:span><text:span text:style-name="T6">&gt;</text:span></text:p>
      <text:p text:style-name="P1">Test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left-1/2 top-[90%] -translate-x-1/2 -translate-y-1/2 text-[20px] font-bold uppercase tracking-[0.12em] text-green-300"</text:span><text:span text:style-name="T6">&gt;</text:span></text:p>
      <text:p text:style-name="P1">Build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svg</text:span></text:p>
      <text:p text:style-name="P1"><text:span text:style-name="T2">viewBox</text:span><text:span text:style-name="T7">=</text:span><text:span text:style-name="T3">"0 0 420 190"</text:span></text:p>
      <text:p text:style-name="P1"><text:span text:style-name="T2">className</text:span><text:span text:style-name="T7">=</text:span><text:span text:style-name="T3">"absolute inset-0 h-full w-full"</text:span></text:p>
      <text:p text:style-name="P1"><text:span text:style-name="T2">fill</text:span><text:span text:style-name="T7">=</text:span><text:span text:style-name="T3">"none"</text:span></text:p>
      <text:p text:style-name="P1"><text:soft-page-break/><text:span text:style-name="T2">xmlns</text:span><text:span text:style-name="T7">=</text:span><text:span text:style-name="T3">"http://www.w3.org/2000/svg"</text:span></text:p>
      <text:p text:style-name="P4">&gt;</text:p>
      <text:p text:style-name="P1"><text:span text:style-name="T6">&lt;</text:span><text:span text:style-name="T4">defs</text:span><text:span text:style-name="T6">&gt;</text:span></text:p>
      <text:p text:style-name="P1"><text:span text:style-name="T6">&lt;</text:span><text:span text:style-name="T9">linearGradient</text:span> <text:span text:style-name="T2">id</text:span><text:span text:style-name="T7">=</text:span><text:span text:style-name="T3">"flowLine"</text:span> <text:span text:style-name="T2">x1</text:span><text:span text:style-name="T7">=</text:span><text:span text:style-name="T3">"0"</text:span> <text:span text:style-name="T2">y1</text:span><text:span text:style-name="T7">=</text:span><text:span text:style-name="T3">"0"</text:span> <text:span text:style-name="T2">x2</text:span><text:span text:style-name="T7">=</text:span><text:span text:style-name="T3">"1"</text:span> <text:span text:style-name="T2">y2</text:span><text:span text:style-name="T7">=</text:span><text:span text:style-name="T3">"1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34,197,94,0.0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50%"</text:span> <text:span text:style-name="T2">stopColor</text:span><text:span text:style-name="T7">=</text:span><text:span text:style-name="T3">"rgba(74,222,128,0.95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.0)"</text:span> <text:span text:style-name="T6">/&gt;</text:span></text:p>
      <text:p text:style-name="P1"><text:span text:style-name="T6">&lt;/</text:span><text:span text:style-name="T9">linearGradient</text:span><text:span text:style-name="T6">&gt;</text:span></text:p>
      <text:p text:style-name="P1"><text:span text:style-name="T6">&lt;</text:span><text:span text:style-name="T9">radialGradient</text:span> <text:span text:style-name="T2">id</text:span><text:span text:style-name="T7">=</text:span><text:span text:style-name="T3">"flowGlow"</text:span> <text:span text:style-name="T2">cx</text:span><text:span text:style-name="T7">=</text:span><text:span text:style-name="T3">"50%"</text:span> <text:span text:style-name="T2">cy</text:span><text:span text:style-name="T7">=</text:span><text:span text:style-name="T3">"50%"</text:span> <text:span text:style-name="T2">r</text:span><text:span text:style-name="T7">=</text:span><text:span text:style-name="T3">"50%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134,239,172,0.95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/</text:span><text:span text:style-name="T9">radialGradient</text:span><text:span text:style-name="T6">&gt;</text:span></text:p>
      <text:p text:style-name="P1"><text:span text:style-name="T6">&lt;/</text:span><text:span text:style-name="T4">defs</text:span><text:span text:style-name="T6">&gt;</text:span></text:p>
      <text:p text:style-name="P9"/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102 58 C138 58, 156 42, 188 42"</text:span></text:p>
      <text:p text:style-name="P1"><text:span text:style-name="T2">stroke</text:span><text:span text:style-name="T7">=</text:span><text:span text:style-name="T3">"url(#flowLine)"</text:span></text:p>
      <text:p text:style-name="P1"><text:span text:style-name="T2">strokeWidth</text:span><text:span text:style-name="T7">=</text:span><text:span text:style-name="T3">"2"</text:span></text:p>
      <text:p text:style-name="P1"><text:span text:style-name="T2">strokeLinecap</text:span><text:span text:style-name="T7">=</text:span><text:span text:style-name="T3">"round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232 42 C264 42, 282 58, 318 58"</text:span></text:p>
      <text:p text:style-name="P1"><text:span text:style-name="T2">stroke</text:span><text:span text:style-name="T7">=</text:span><text:span text:style-name="T3">"url(#flowLine)"</text:span></text:p>
      <text:p text:style-name="P1"><text:span text:style-name="T2">strokeWidth</text:span><text:span text:style-name="T7">=</text:span><text:span text:style-name="T3">"2"</text:span></text:p>
      <text:p text:style-name="P1"><text:span text:style-name="T2">strokeLinecap</text:span><text:span text:style-name="T7">=</text:span><text:span text:style-name="T3">"round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210 66 C160 90, 145 120, 145 150"</text:span></text:p>
      <text:p text:style-name="P1"><text:span text:style-name="T2">stroke</text:span><text:span text:style-name="T7">=</text:span><text:span text:style-name="T3">"url(#flowLine)"</text:span></text:p>
      <text:p text:style-name="P1"><text:span text:style-name="T2">strokeWidth</text:span><text:span text:style-name="T7">=</text:span><text:span text:style-name="T3">"1.6"</text:span></text:p>
      <text:p text:style-name="P1"><text:span text:style-name="T2">strokeLinecap</text:span><text:span text:style-name="T7">=</text:span><text:span text:style-name="T3">"round"</text:span></text:p>
      <text:p text:style-name="P1"><text:span text:style-name="T2">opacity</text:span><text:span text:style-name="T7">=</text:span><text:span text:style-name="T3">"0.9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210 66 C260 90, 275 120, 275 150"</text:span></text:p>
      <text:p text:style-name="P1"><text:span text:style-name="T2">stroke</text:span><text:span text:style-name="T7">=</text:span><text:span text:style-name="T3">"url(#flowLine)"</text:span></text:p>
      <text:p text:style-name="P1"><text:span text:style-name="T2">strokeWidth</text:span><text:span text:style-name="T7">=</text:span><text:span text:style-name="T3">"1.6"</text:span></text:p>
      <text:p text:style-name="P1"><text:span text:style-name="T2">strokeLinecap</text:span><text:span text:style-name="T7">=</text:span><text:span text:style-name="T3">"round"</text:span></text:p>
      <text:p text:style-name="P1"><text:span text:style-name="T2">opacity</text:span><text:span text:style-name="T7">=</text:span><text:span text:style-name="T3">"0.9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210 66 L210 150"</text:span></text:p>
      <text:p text:style-name="P1"><text:span text:style-name="T2">stroke</text:span><text:span text:style-name="T7">=</text:span><text:span text:style-name="T3">"url(#flowLine)"</text:span></text:p>
      <text:p text:style-name="P1"><text:span text:style-name="T2">strokeWidth</text:span><text:span text:style-name="T7">=</text:span><text:span text:style-name="T3">"1.8"</text:span></text:p>
      <text:p text:style-name="P1"><text:span text:style-name="T2">strokeLinecap</text:span><text:span text:style-name="T7">=</text:span><text:span text:style-name="T3">"round"</text:span></text:p>
      <text:p text:style-name="P1"><text:span text:style-name="T2">opacity</text:span><text:span text:style-name="T7">=</text:span><text:span text:style-name="T3">"0.95"</text:span></text:p>
      <text:p text:style-name="P4">/&gt;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140"</text:span> <text:span text:style-name="T2">cy</text:span><text:span text:style-name="T7">=</text:span><text:span text:style-name="T3">"52"</text:span> <text:span text:style-name="T2">r</text:span><text:span text:style-name="T7">=</text:span><text:span text:style-name="T3">"3.2"</text:span> <text:span text:style-name="T2">fill</text:span><text:span text:style-name="T7">=</text:span><text:span text:style-name="T3">"#4ade80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210"</text:span> <text:span text:style-name="T2">cy</text:span><text:span text:style-name="T7">=</text:span><text:span text:style-name="T3">"42"</text:span> <text:span text:style-name="T2">r</text:span><text:span text:style-name="T7">=</text:span><text:span text:style-name="T3">"3.2"</text:span> <text:span text:style-name="T2">fill</text:span><text:span text:style-name="T7">=</text:span><text:span text:style-name="T3">"#4ade80"</text:span> <text:span text:style-name="T6">/&gt;</text:span></text:p>
      <text:p text:style-name="P1"><text:soft-page-break/><text:span text:style-name="T6">&lt;</text:span><text:span text:style-name="T4">circle</text:span> <text:span text:style-name="T2">cx</text:span><text:span text:style-name="T7">=</text:span><text:span text:style-name="T3">"280"</text:span> <text:span text:style-name="T2">cy</text:span><text:span text:style-name="T7">=</text:span><text:span text:style-name="T3">"52"</text:span> <text:span text:style-name="T2">r</text:span><text:span text:style-name="T7">=</text:span><text:span text:style-name="T3">"3.2"</text:span> <text:span text:style-name="T2">fill</text:span><text:span text:style-name="T7">=</text:span><text:span text:style-name="T3">"#4ade80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210"</text:span> <text:span text:style-name="T2">cy</text:span><text:span text:style-name="T7">=</text:span><text:span text:style-name="T3">"150"</text:span> <text:span text:style-name="T2">r</text:span><text:span text:style-name="T7">=</text:span><text:span text:style-name="T3">"3.8"</text:span> <text:span text:style-name="T2">fill</text:span><text:span text:style-name="T7">=</text:span><text:span text:style-name="T3">"url(#flowGlow)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145"</text:span> <text:span text:style-name="T2">cy</text:span><text:span text:style-name="T7">=</text:span><text:span text:style-name="T3">"150"</text:span> <text:span text:style-name="T2">r</text:span><text:span text:style-name="T7">=</text:span><text:span text:style-name="T3">"3.2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95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275"</text:span> <text:span text:style-name="T2">cy</text:span><text:span text:style-name="T7">=</text:span><text:span text:style-name="T3">"150"</text:span> <text:span text:style-name="T2">r</text:span><text:span text:style-name="T7">=</text:span><text:span text:style-name="T3">"3.2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95"</text:span> <text:span text:style-name="T6">/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122"</text:span> <text:span text:style-name="T2">cy</text:span><text:span text:style-name="T7">=</text:span><text:span text:style-name="T3">"56"</text:span> <text:span text:style-name="T2">r</text:span><text:span text:style-name="T7">=</text:span><text:span text:style-name="T3">"2.8"</text:span> <text:span text:style-name="T2">fill</text:span><text:span text:style-name="T7">=</text:span><text:span text:style-name="T3">"#86efac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cx"</text:span> <text:span text:style-name="T2">values</text:span><text:span text:style-name="T7">=</text:span><text:span text:style-name="T3">"102;188;102"</text:span> <text:span text:style-name="T2">dur</text:span><text:span text:style-name="T7">=</text:span><text:span text:style-name="T3">"3.2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298"</text:span> <text:span text:style-name="T2">cy</text:span><text:span text:style-name="T7">=</text:span><text:span text:style-name="T3">"56"</text:span> <text:span text:style-name="T2">r</text:span><text:span text:style-name="T7">=</text:span><text:span text:style-name="T3">"2.8"</text:span> <text:span text:style-name="T2">fill</text:span><text:span text:style-name="T7">=</text:span><text:span text:style-name="T3">"#86efac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cx"</text:span> <text:span text:style-name="T2">values</text:span><text:span text:style-name="T7">=</text:span><text:span text:style-name="T3">"232;318;232"</text:span> <text:span text:style-name="T2">dur</text:span><text:span text:style-name="T7">=</text:span><text:span text:style-name="T3">"3.6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210"</text:span> <text:span text:style-name="T2">cy</text:span><text:span text:style-name="T7">=</text:span><text:span text:style-name="T3">"92"</text:span> <text:span text:style-name="T2">r</text:span><text:span text:style-name="T7">=</text:span><text:span text:style-name="T3">"2.8"</text:span> <text:span text:style-name="T2">fill</text:span><text:span text:style-name="T7">=</text:span><text:span text:style-name="T3">"#86efac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cy"</text:span> <text:span text:style-name="T2">values</text:span><text:span text:style-name="T7">=</text:span><text:span text:style-name="T3">"66;150;66"</text:span> <text:span text:style-name="T2">dur</text:span><text:span text:style-name="T7">=</text:span><text:span text:style-name="T3">"2.8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1"><text:span text:style-name="T6">&lt;/</text:span><text:span text:style-name="T4">svg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)</text:p>
      <text:p text:style-name="P1">}</text:p>
      <text:p text:style-name="P9"/>
      <text:p text:style-name="P1"><text:span text:style-name="T4">function</text:span> <text:span text:style-name="T5">HeroSystemConnectors</text:span>() {</text:p>
      <text:p text:style-name="P1"><text:span text:style-name="T1">return</text:span> (</text:p>
      <text:p text:style-name="P1"><text:span text:style-name="T6">&lt;</text:span><text:span text:style-name="T4">svg</text:span></text:p>
      <text:p text:style-name="P1"><text:span text:style-name="T2">className</text:span><text:span text:style-name="T7">=</text:span><text:span text:style-name="T3">"pointer-events-none absolute inset-0 hidden h-full w-full lg:block"</text:span></text:p>
      <text:p text:style-name="P1"><text:span text:style-name="T2">viewBox</text:span><text:span text:style-name="T7">=</text:span><text:span text:style-name="T3">"0 0 600 900"</text:span></text:p>
      <text:p text:style-name="P1"><text:span text:style-name="T2">preserveAspectRatio</text:span><text:span text:style-name="T7">=</text:span><text:span text:style-name="T3">"none"</text:span></text:p>
      <text:p text:style-name="P1"><text:span text:style-name="T2">fill</text:span><text:span text:style-name="T7">=</text:span><text:span text:style-name="T3">"none"</text:span></text:p>
      <text:p text:style-name="P1"><text:span text:style-name="T2">xmlns</text:span><text:span text:style-name="T7">=</text:span><text:span text:style-name="T3">"http://www.w3.org/2000/svg"</text:span></text:p>
      <text:p text:style-name="P4">&gt;</text:p>
      <text:p text:style-name="P1"><text:span text:style-name="T6">&lt;</text:span><text:span text:style-name="T4">defs</text:span><text:span text:style-name="T6">&gt;</text:span></text:p>
      <text:p text:style-name="P1"><text:span text:style-name="T6">&lt;</text:span><text:span text:style-name="T9">linearGradient</text:span> <text:span text:style-name="T2">id</text:span><text:span text:style-name="T7">=</text:span><text:span text:style-name="T3">"connectorLine"</text:span> <text:span text:style-name="T2">x1</text:span><text:span text:style-name="T7">=</text:span><text:span text:style-name="T3">"0"</text:span> <text:span text:style-name="T2">y1</text:span><text:span text:style-name="T7">=</text:span><text:span text:style-name="T3">"0"</text:span> <text:span text:style-name="T2">x2</text:span><text:span text:style-name="T7">=</text:span><text:span text:style-name="T3">"1"</text:span> <text:span text:style-name="T2">y2</text:span><text:span text:style-name="T7">=</text:span><text:span text:style-name="T3">"1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50%"</text:span> <text:span text:style-name="T2">stopColor</text:span><text:span text:style-name="T7">=</text:span><text:span text:style-name="T3">"rgba(74,222,128,0.7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/</text:span><text:span text:style-name="T9">linearGradient</text:span><text:span text:style-name="T6">&gt;</text:span></text:p>
      <text:p text:style-name="P9"/>
      <text:p text:style-name="P1"><text:span text:style-name="T6">&lt;</text:span><text:span text:style-name="T9">radialGradient</text:span> <text:span text:style-name="T2">id</text:span><text:span text:style-name="T7">=</text:span><text:span text:style-name="T3">"connectorGlow"</text:span> <text:span text:style-name="T2">cx</text:span><text:span text:style-name="T7">=</text:span><text:span text:style-name="T3">"50%"</text:span> <text:span text:style-name="T2">cy</text:span><text:span text:style-name="T7">=</text:span><text:span text:style-name="T3">"50%"</text:span> <text:span text:style-name="T2">r</text:span><text:span text:style-name="T7">=</text:span><text:span text:style-name="T3">"50%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134,239,172,0.95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/</text:span><text:span text:style-name="T9">radialGradient</text:span><text:span text:style-name="T6">&gt;</text:span></text:p>
      <text:p text:style-name="P1"><text:span text:style-name="T6">&lt;/</text:span><text:span text:style-name="T4">defs</text:span><text:span text:style-name="T6">&gt;</text:span></text:p>
      <text:p text:style-name="P9"/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300 205 C300 255, 300 265, 300 315"</text:span></text:p>
      <text:p text:style-name="P1"><text:span text:style-name="T2">stroke</text:span><text:span text:style-name="T7">=</text:span><text:span text:style-name="T3">"url(#connectorLine)"</text:span></text:p>
      <text:p text:style-name="P1"><text:span text:style-name="T2">strokeWidth</text:span><text:span text:style-name="T7">=</text:span><text:span text:style-name="T3">"2"</text:span></text:p>
      <text:p text:style-name="P4">/&gt;</text:p>
      <text:p text:style-name="P1"><text:span text:style-name="T6">&lt;</text:span><text:span text:style-name="T4">path</text:span></text:p>
      <text:p text:style-name="P1"><text:soft-page-break/><text:span text:style-name="T2">d</text:span><text:span text:style-name="T7">=</text:span><text:span text:style-name="T3">"M300 435 C300 480, 300 495, 300 545"</text:span></text:p>
      <text:p text:style-name="P1"><text:span text:style-name="T2">stroke</text:span><text:span text:style-name="T7">=</text:span><text:span text:style-name="T3">"url(#connectorLine)"</text:span></text:p>
      <text:p text:style-name="P1"><text:span text:style-name="T2">strokeWidth</text:span><text:span text:style-name="T7">=</text:span><text:span text:style-name="T3">"2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300 665 C300 710, 300 725, 300 780"</text:span></text:p>
      <text:p text:style-name="P1"><text:span text:style-name="T2">stroke</text:span><text:span text:style-name="T7">=</text:span><text:span text:style-name="T3">"url(#connectorLine)"</text:span></text:p>
      <text:p text:style-name="P1"><text:span text:style-name="T2">strokeWidth</text:span><text:span text:style-name="T7">=</text:span><text:span text:style-name="T3">"2"</text:span></text:p>
      <text:p text:style-name="P4">/&gt;</text:p>
      <text:p text:style-name="P9"/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300 205 C235 245, 215 285, 215 330"</text:span></text:p>
      <text:p text:style-name="P1"><text:span text:style-name="T2">stroke</text:span><text:span text:style-name="T7">=</text:span><text:span text:style-name="T3">"url(#connectorLine)"</text:span></text:p>
      <text:p text:style-name="P1"><text:span text:style-name="T2">strokeWidth</text:span><text:span text:style-name="T7">=</text:span><text:span text:style-name="T3">"1.5"</text:span></text:p>
      <text:p text:style-name="P1"><text:span text:style-name="T2">opacity</text:span><text:span text:style-name="T7">=</text:span><text:span text:style-name="T3">"0.8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300 205 C365 245, 385 285, 385 330"</text:span></text:p>
      <text:p text:style-name="P1"><text:span text:style-name="T2">stroke</text:span><text:span text:style-name="T7">=</text:span><text:span text:style-name="T3">"url(#connectorLine)"</text:span></text:p>
      <text:p text:style-name="P1"><text:span text:style-name="T2">strokeWidth</text:span><text:span text:style-name="T7">=</text:span><text:span text:style-name="T3">"1.5"</text:span></text:p>
      <text:p text:style-name="P1"><text:span text:style-name="T2">opacity</text:span><text:span text:style-name="T7">=</text:span><text:span text:style-name="T3">"0.8"</text:span></text:p>
      <text:p text:style-name="P4">/&gt;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300"</text:span> <text:span text:style-name="T2">cy</text:span><text:span text:style-name="T7">=</text:span><text:span text:style-name="T3">"315"</text:span> <text:span text:style-name="T2">r</text:span><text:span text:style-name="T7">=</text:span><text:span text:style-name="T3">"8"</text:span> <text:span text:style-name="T2">fill</text:span><text:span text:style-name="T7">=</text:span><text:span text:style-name="T3">"url(#connectorGlow)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300"</text:span> <text:span text:style-name="T2">cy</text:span><text:span text:style-name="T7">=</text:span><text:span text:style-name="T3">"545"</text:span> <text:span text:style-name="T2">r</text:span><text:span text:style-name="T7">=</text:span><text:span text:style-name="T3">"8"</text:span> <text:span text:style-name="T2">fill</text:span><text:span text:style-name="T7">=</text:span><text:span text:style-name="T3">"url(#connectorGlow)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300"</text:span> <text:span text:style-name="T2">cy</text:span><text:span text:style-name="T7">=</text:span><text:span text:style-name="T3">"780"</text:span> <text:span text:style-name="T2">r</text:span><text:span text:style-name="T7">=</text:span><text:span text:style-name="T3">"8"</text:span> <text:span text:style-name="T2">fill</text:span><text:span text:style-name="T7">=</text:span><text:span text:style-name="T3">"url(#connectorGlow)"</text:span> <text:span text:style-name="T6">/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215"</text:span> <text:span text:style-name="T2">cy</text:span><text:span text:style-name="T7">=</text:span><text:span text:style-name="T3">"330"</text:span> <text:span text:style-name="T2">r</text:span><text:span text:style-name="T7">=</text:span><text:span text:style-name="T3">"5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9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385"</text:span> <text:span text:style-name="T2">cy</text:span><text:span text:style-name="T7">=</text:span><text:span text:style-name="T3">"330"</text:span> <text:span text:style-name="T2">r</text:span><text:span text:style-name="T7">=</text:span><text:span text:style-name="T3">"5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9"</text:span> <text:span text:style-name="T6">/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300"</text:span> <text:span text:style-name="T2">cy</text:span><text:span text:style-name="T7">=</text:span><text:span text:style-name="T3">"315"</text:span> <text:span text:style-name="T2">r</text:span><text:span text:style-name="T7">=</text:span><text:span text:style-name="T3">"3"</text:span> <text:span text:style-name="T2">fill</text:span><text:span text:style-name="T7">=</text:span><text:span text:style-name="T3">"#86efac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cy"</text:span> <text:span text:style-name="T2">values</text:span><text:span text:style-name="T7">=</text:span><text:span text:style-name="T3">"315;545;780;315"</text:span> <text:span text:style-name="T2">dur</text:span><text:span text:style-name="T7">=</text:span><text:span text:style-name="T3">"6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1"><text:span text:style-name="T6">&lt;/</text:span><text:span text:style-name="T4">svg</text:span><text:span text:style-name="T6">&gt;</text:span></text:p>
      <text:p text:style-name="P1">)</text:p>
      <text:p text:style-name="P1">}</text:p>
      <text:p text:style-name="P9"/>
      <text:p text:style-name="P1"><text:span text:style-name="T4">function</text:span> <text:span text:style-name="T5">HeroImagePanel</text:span>() {</text:p>
      <text:p text:style-name="P1"><text:span text:style-name="T1">return</text:span> (</text:p>
      <text:p text:style-name="P1"><text:span text:style-name="T6">&lt;</text:span><text:span text:style-name="T4">div</text:span> <text:span text:style-name="T2">className</text:span><text:span text:style-name="T7">=</text:span><text:span text:style-name="T3">"mt-12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group relative h-[280px] w-full overflow-hidden rounded-[1.75rem] border border-green-500/15 bg-black/40 shadow-[0_0_35px_rgba(34,197,94,0.10)] lg:h-[380px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08] bg-[linear-gradient(rgba(34,197,94,0.16)_1px,transparent_1px),linear-gradient(90deg,rgba(34,197,94,0.16)_1px,transparent_1px)] bg-[size:26px_26px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-left-10 top-8 h-28 w-28 rounded-full bg-green-500/20 blur-3xl transition duration-700 group-hover:translate-x-3 group-hover:scale-110"</text:span> <text:span text:style-name="T6">/&gt;</text:span></text:p>
      <text:p text:style-name="P1"><text:soft-page-break/><text:span text:style-name="T6">&lt;</text:span><text:span text:style-name="T4">div</text:span> <text:span text:style-name="T2">className</text:span><text:span text:style-name="T7">=</text:span><text:span text:style-name="T3">"absolute bottom-0 right-0 h-36 w-36 rounded-full bg-green-400/10 blur-[90px] transition duration-700 group-hover:-translate-x-2 group-hover:-translate-y-2 group-hover:scale-110"</text:span> <text:span text:style-name="T6">/&gt;</text:span></text:p>
      <text:p text:style-name="P9"/>
      <text:p text:style-name="P1"><text:span text:style-name="T6">&lt;</text:span><text:span text:style-name="T4">img</text:span></text:p>
      <text:p text:style-name="P1"><text:span text:style-name="T2">src</text:span><text:span text:style-name="T7">=</text:span><text:span text:style-name="T3">"/images/hero-background5.png"</text:span></text:p>
      <text:p text:style-name="P1"><text:span text:style-name="T2">alt</text:span><text:span text:style-name="T7">=</text:span><text:span text:style-name="T3">"RuntWerkx Industrial Systems"</text:span></text:p>
      <text:p text:style-name="P1"><text:span text:style-name="T2">className</text:span><text:span text:style-name="T7">=</text:span><text:span text:style-name="T3">"h-full w-full scale-[1.02] object-cover opacity-90 transition duration-700 ease-out group-hover:scale-[1.07] group-hover:-translate-y-1"</text:span></text:p>
      <text:p text:style-name="P4">/&gt;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20%_20%,rgba(34,197,94,0.14),transparent_28%),radial-gradient(circle_at_80%_75%,rgba(255,255,255,0.06),transparent_22%)] opacity-80 transition duration-700 group-hover:opacity-100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gradient-to-tr from-black/65 via-black/20 to-green-500/10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x-0 bottom-0 p-6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inline-flex rounded-full border border-green-400/25 bg-black/45 px-4 py-2 text-[11px] font-semibold uppercase tracking-[0.28em] text-green-300 backdrop-blur"</text:span><text:span text:style-name="T6">&gt;</text:span></text:p>
      <text:p text:style-name="P1">Save Time ⇼ Save Money ⇼ Boost Efficiency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)</text:p>
      <text:p text:style-name="P1">}</text:p>
      <text:p text:style-name="P9"/>
      <text:p text:style-name="P1"><text:span text:style-name="T4">function</text:span> <text:span text:style-name="T5">ContactSignalLock</text:span>() {</text:p>
      <text:p text:style-name="P1"><text:span text:style-name="T4">const</text:span> [<text:span text:style-name="T10">active</text:span>, <text:span text:style-name="T5">setActive</text:span>] <text:span text:style-name="T7">=</text:span> <text:span text:style-name="T5">useState</text:span>(<text:span text:style-name="T3">'consult'</text:span>)</text:p>
      <text:p text:style-name="P1"><text:span text:style-name="T4">const</text:span> [<text:span text:style-name="T10">locking</text:span>, <text:span text:style-name="T5">setLocking</text:span>] <text:span text:style-name="T7">=</text:span> <text:span text:style-name="T5">useState</text:span>(<text:span text:style-name="T4">null</text:span>)</text:p>
      <text:p text:style-name="P9"/>
      <text:p text:style-name="P1"><text:span text:style-name="T4">const</text:span> <text:span text:style-name="T5">performAction</text:span> <text:span text:style-name="T7">=</text:span> (<text:span text:style-name="T2">id</text:span>) <text:span text:style-name="T4">=&gt;</text:span> {</text:p>
      <text:p text:style-name="P1"><text:span text:style-name="T1">if</text:span> (<text:span text:style-name="T2">id</text:span> <text:span text:style-name="T7">===</text:span> <text:span text:style-name="T3">'call'</text:span>) {</text:p>
      <text:p text:style-name="P1"><text:span text:style-name="T2">window</text:span>.<text:span text:style-name="T2">location</text:span>.<text:span text:style-name="T2">href</text:span> <text:span text:style-name="T7">=</text:span> <text:span text:style-name="T3">'tel:+14179887395'</text:span></text:p>
      <text:p text:style-name="P5">return</text:p>
      <text:p text:style-name="P1">}</text:p>
      <text:p text:style-name="P9"/>
      <text:p text:style-name="P1"><text:span text:style-name="T1">if</text:span> (<text:span text:style-name="T2">id</text:span> <text:span text:style-name="T7">===</text:span> <text:span text:style-name="T3">'email'</text:span>) {</text:p>
      <text:p text:style-name="P1"><text:span text:style-name="T2">window</text:span>.<text:span text:style-name="T2">location</text:span>.<text:span text:style-name="T2">href</text:span> <text:span text:style-name="T7">=</text:span></text:p>
      <text:p text:style-name="P6">'mailto:runtwerkx.dev@gmail.com?subject=RuntWerkx%20Inquiry&amp;body=Hello%20RuntWerkx,%0D%0A%0D%0AI%20would%20like%20to%20ask%20about...'</text:p>
      <text:p text:style-name="P5">return</text:p>
      <text:p text:style-name="P1">}</text:p>
      <text:p text:style-name="P9"/>
      <text:p text:style-name="P1"><text:span text:style-name="T4">const</text:span> <text:span text:style-name="T10">title</text:span> <text:span text:style-name="T7">=</text:span> <text:span text:style-name="T5">encodeURIComponent</text:span>(<text:span text:style-name="T3">'RuntWerkx Online Consult'</text:span>)</text:p>
      <text:p text:style-name="P1"><text:span text:style-name="T4">const</text:span> <text:span text:style-name="T10">details</text:span> <text:span text:style-name="T7">=</text:span> <text:span text:style-name="T5">encodeURIComponent</text:span>(</text:p>
      <text:p text:style-name="P1"><text:span text:style-name="T3">'Requested meeting with RuntWerkx Systems.</text:span><text:span text:style-name="T11">\n\n</text:span><text:span text:style-name="T3">Please email runtwerkx.dev@gmail.com to confirm availability after selecting your preferred date and time.'</text:span></text:p>
      <text:p text:style-name="P1"><text:soft-page-break/>)</text:p>
      <text:p text:style-name="P1"><text:span text:style-name="T4">const</text:span> <text:span text:style-name="T10">location</text:span> <text:span text:style-name="T7">=</text:span> <text:span text:style-name="T5">encodeURIComponent</text:span>(<text:span text:style-name="T3">'Online'</text:span>)</text:p>
      <text:p text:style-name="P1"><text:span text:style-name="T4">const</text:span> <text:span text:style-name="T10">calendarUrl</text:span> <text:span text:style-name="T7">=</text:span> <text:span text:style-name="T3">`https://calendar.google.com/calendar/render?action=TEMPLATE&amp;text=</text:span><text:span text:style-name="T4">${</text:span><text:span text:style-name="T10">title</text:span><text:span text:style-name="T4">}</text:span><text:span text:style-name="T3">&amp;details=</text:span><text:span text:style-name="T4">${</text:span><text:span text:style-name="T10">details</text:span><text:span text:style-name="T4">}</text:span><text:span text:style-name="T3">&amp;location=</text:span><text:span text:style-name="T4">${</text:span><text:span text:style-name="T10">location</text:span><text:span text:style-name="T4">}</text:span><text:span text:style-name="T3">`</text:span></text:p>
      <text:p text:style-name="P9"/>
      <text:p text:style-name="P1"><text:span text:style-name="T2">window</text:span>.<text:span text:style-name="T5">open</text:span>(<text:span text:style-name="T10">calendarUrl</text:span>, <text:span text:style-name="T3">'_blank'</text:span>, <text:span text:style-name="T3">'noopener,noreferrer'</text:span>)</text:p>
      <text:p text:style-name="P1">}</text:p>
      <text:p text:style-name="P9"/>
      <text:p text:style-name="P1"><text:span text:style-name="T4">const</text:span> <text:span text:style-name="T5">triggerAction</text:span> <text:span text:style-name="T7">=</text:span> (<text:span text:style-name="T2">id</text:span>) <text:span text:style-name="T4">=&gt;</text:span> {</text:p>
      <text:p text:style-name="P1"><text:span text:style-name="T5">setLocking</text:span>(<text:span text:style-name="T2">id</text:span>)</text:p>
      <text:p text:style-name="P1"><text:span text:style-name="T5">setActive</text:span>(<text:span text:style-name="T2">id</text:span>)</text:p>
      <text:p text:style-name="P1"><text:span text:style-name="T2">window</text:span>.<text:span text:style-name="T5">setTimeout</text:span>(() <text:span text:style-name="T4">=&gt;</text:span> {</text:p>
      <text:p text:style-name="P1"><text:span text:style-name="T5">performAction</text:span>(<text:span text:style-name="T2">id</text:span>)</text:p>
      <text:p text:style-name="P1"><text:span text:style-name="T5">setLocking</text:span>(<text:span text:style-name="T4">null</text:span>)</text:p>
      <text:p text:style-name="P1">}, <text:span text:style-name="T12">260</text:span>)</text:p>
      <text:p text:style-name="P1">}</text:p>
      <text:p text:style-name="P9"/>
      <text:p text:style-name="P1"><text:span text:style-name="T4">const</text:span> <text:span text:style-name="T10">actions</text:span> <text:span text:style-name="T7">=</text:span> [</text:p>
      <text:p text:style-name="P1">{</text:p>
      <text:p text:style-name="P1"><text:span text:style-name="T2">id:</text:span> <text:span text:style-name="T3">'consult'</text:span>,</text:p>
      <text:p text:style-name="P1"><text:span text:style-name="T2">short:</text:span> <text:span text:style-name="T3">'Consult'</text:span>,</text:p>
      <text:p text:style-name="P1"><text:span text:style-name="T2">label:</text:span> <text:span text:style-name="T3">'Schedule An Online Consult'</text:span>,</text:p>
      <text:p text:style-name="P1"><text:span text:style-name="T2">hint:</text:span> <text:span text:style-name="T3">'Open scheduling route'</text:span>,</text:p>
      <text:p text:style-name="P1"><text:span text:style-name="T2">className:</text:span> <text:span text:style-name="T3">'left-1/2 top-[14%] -translate-x-1/2'</text:span>,</text:p>
      <text:p text:style-name="P1">},</text:p>
      <text:p text:style-name="P1">{</text:p>
      <text:p text:style-name="P1"><text:span text:style-name="T2">id:</text:span> <text:span text:style-name="T3">'email'</text:span>,</text:p>
      <text:p text:style-name="P1"><text:span text:style-name="T2">short:</text:span> <text:span text:style-name="T3">'Email'</text:span>,</text:p>
      <text:p text:style-name="P1"><text:span text:style-name="T2">label:</text:span> <text:span text:style-name="T3">'Send Questions By Email'</text:span>,</text:p>
      <text:p text:style-name="P1"><text:span text:style-name="T2">hint:</text:span> <text:span text:style-name="T3">'Compose direct message'</text:span>,</text:p>
      <text:p text:style-name="P1"><text:span text:style-name="T2">className:</text:span> <text:span text:style-name="T3">'left-[14%] top-[66%]'</text:span>,</text:p>
      <text:p text:style-name="P1">},</text:p>
      <text:p text:style-name="P1">{</text:p>
      <text:p text:style-name="P1"><text:span text:style-name="T2">id:</text:span> <text:span text:style-name="T3">'call'</text:span>,</text:p>
      <text:p text:style-name="P1"><text:span text:style-name="T2">short:</text:span> <text:span text:style-name="T3">'Call'</text:span>,</text:p>
      <text:p text:style-name="P1"><text:span text:style-name="T2">label:</text:span> <text:span text:style-name="T3">'Call (417) 988-7395'</text:span>,</text:p>
      <text:p text:style-name="P1"><text:span text:style-name="T2">hint:</text:span> <text:span text:style-name="T3">'Open direct phone link'</text:span>,</text:p>
      <text:p text:style-name="P1"><text:span text:style-name="T2">className:</text:span> <text:span text:style-name="T3">'right-[14%] top-[66%]'</text:span>,</text:p>
      <text:p text:style-name="P1">},</text:p>
      <text:p text:style-name="P1">]</text:p>
      <text:p text:style-name="P9"/>
      <text:p text:style-name="P1"><text:span text:style-name="T4">const</text:span> <text:span text:style-name="T10">activeMap</text:span> <text:span text:style-name="T7">=</text:span> {</text:p>
      <text:p text:style-name="P1"><text:span text:style-name="T2">consult:</text:span> { <text:span text:style-name="T2">top:</text:span> <text:span text:style-name="T4">true</text:span>, <text:span text:style-name="T2">left:</text:span> <text:span text:style-name="T4">false</text:span>, <text:span text:style-name="T2">right:</text:span> <text:span text:style-name="T4">false</text:span> },</text:p>
      <text:p text:style-name="P1"><text:span text:style-name="T2">email:</text:span> { <text:span text:style-name="T2">top:</text:span> <text:span text:style-name="T4">false</text:span>, <text:span text:style-name="T2">left:</text:span> <text:span text:style-name="T4">true</text:span>, <text:span text:style-name="T2">right:</text:span> <text:span text:style-name="T4">false</text:span> },</text:p>
      <text:p text:style-name="P1"><text:span text:style-name="T2">call:</text:span> { <text:span text:style-name="T2">top:</text:span> <text:span text:style-name="T4">false</text:span>, <text:span text:style-name="T2">left:</text:span> <text:span text:style-name="T4">false</text:span>, <text:span text:style-name="T2">right:</text:span> <text:span text:style-name="T4">true</text:span> },</text:p>
      <text:p text:style-name="P1">}</text:p>
      <text:p text:style-name="P9"/>
      <text:p text:style-name="P1"><text:span text:style-name="T1">return</text:span> (</text:p>
      <text:p text:style-name="P4">&lt;&gt;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 mx-auto min-h-[560px] max-w-5xl"</text:span><text:span text:style-name="T6">&gt;</text:span></text:p>
      <text:p text:style-name="P1"><text:soft-page-break/><text:span text:style-name="T6">&lt;</text:span><text:span text:style-name="T4">div</text:span> <text:span text:style-name="T2">className</text:span><text:span text:style-name="T7">=</text:span><text:span text:style-name="T3">"pointer-events-none absolute inset-0 opacity-[0.08] bg-[linear-gradient(rgba(34,197,94,0.16)_1px,transparent_1px),linear-gradient(90deg,rgba(34,197,94,0.16)_1px,transparent_1px)] bg-[size:32px_32px]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pointer-events-none absolute inset-0 bg-[radial-gradient(circle_at_50%_48%,rgba(34,197,94,0.12),transparent_30%),radial-gradient(circle_at_20%_70%,rgba(34,197,94,0.06),transparent_20%),radial-gradient(circle_at_80%_70%,rgba(34,197,94,0.06),transparent_20%)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pointer-events-none absolute inset-0"</text:span><text:span text:style-name="T6">&gt;</text:span></text:p>
      <text:p text:style-name="P1"><text:span text:style-name="T4">{</text:span><text:span text:style-name="T9">Array</text:span><text:span text:style-name="T7">.</text:span><text:span text:style-name="T5">from</text:span><text:span text:style-name="T7">({ </text:span><text:span text:style-name="T2">length:</text:span><text:span text:style-name="T7"> </text:span><text:span text:style-name="T12">18</text:span><text:span text:style-name="T7"> }).</text:span><text:span text:style-name="T5">map</text:span><text:span text:style-name="T7">((</text:span><text:span text:style-name="T2">_</text:span><text:span text:style-name="T7">, </text:span><text:span text:style-name="T2">i</text:span><text:span text:style-name="T7">) </text:span><text:span text:style-name="T4">=&gt;</text:span><text:span text:style-name="T7"> (</text:span></text:p>
      <text:p text:style-name="P1"><text:span text:style-name="T6">&lt;</text:span><text:span text:style-name="T4">span</text:span></text:p>
      <text:p text:style-name="P1"><text:span text:style-name="T2">key</text:span><text:span text:style-name="T7">=</text:span><text:span text:style-name="T4">{</text:span><text:span text:style-name="T2">i</text:span><text:span text:style-name="T4">}</text:span></text:p>
      <text:p text:style-name="P1"><text:span text:style-name="T2">className</text:span><text:span text:style-name="T7">=</text:span><text:span text:style-name="T3">"signal-particle absolute h-1 w-1 rounded-full bg-green-300/50"</text:span></text:p>
      <text:p text:style-name="P1"><text:span text:style-name="T2">style</text:span><text:span text:style-name="T7">=</text:span><text:span text:style-name="T4">{</text:span><text:span text:style-name="T7">{</text:span></text:p>
      <text:p text:style-name="P1"><text:span text:style-name="T2">left:</text:span><text:span text:style-name="T7"> </text:span><text:span text:style-name="T3">`</text:span><text:span text:style-name="T4">${</text:span><text:span text:style-name="T12">10</text:span><text:span text:style-name="T7"> + ((</text:span><text:span text:style-name="T2">i</text:span><text:span text:style-name="T7"> * </text:span><text:span text:style-name="T12">13</text:span><text:span text:style-name="T7">) % </text:span><text:span text:style-name="T12">80</text:span><text:span text:style-name="T7">)</text:span><text:span text:style-name="T4">}</text:span><text:span text:style-name="T3">%`</text:span><text:span text:style-name="T7">,</text:span></text:p>
      <text:p text:style-name="P1"><text:span text:style-name="T2">top:</text:span><text:span text:style-name="T7"> </text:span><text:span text:style-name="T3">`</text:span><text:span text:style-name="T4">${</text:span><text:span text:style-name="T12">18</text:span><text:span text:style-name="T7"> + ((</text:span><text:span text:style-name="T2">i</text:span><text:span text:style-name="T7"> * </text:span><text:span text:style-name="T12">17</text:span><text:span text:style-name="T7">) % </text:span><text:span text:style-name="T12">60</text:span><text:span text:style-name="T7">)</text:span><text:span text:style-name="T4">}</text:span><text:span text:style-name="T3">%`</text:span><text:span text:style-name="T7">,</text:span></text:p>
      <text:p text:style-name="P1"><text:span text:style-name="T2">animationDelay:</text:span><text:span text:style-name="T7"> </text:span><text:span text:style-name="T3">`</text:span><text:span text:style-name="T4">${</text:span><text:span text:style-name="T2">i</text:span><text:span text:style-name="T7"> * </text:span><text:span text:style-name="T12">0.35</text:span><text:span text:style-name="T4">}</text:span><text:span text:style-name="T3">s`</text:span><text:span text:style-name="T7">,</text:span></text:p>
      <text:p text:style-name="P1"><text:span text:style-name="T2">animationDuration:</text:span><text:span text:style-name="T7"> </text:span><text:span text:style-name="T3">`</text:span><text:span text:style-name="T4">${</text:span><text:span text:style-name="T12">5</text:span><text:span text:style-name="T7"> + (</text:span><text:span text:style-name="T2">i</text:span><text:span text:style-name="T7"> % </text:span><text:span text:style-name="T12">4</text:span><text:span text:style-name="T7">)</text:span><text:span text:style-name="T4">}</text:span><text:span text:style-name="T3">s`</text:span><text:span text:style-name="T7">,</text:span></text:p>
      <text:p text:style-name="P1"><text:span text:style-name="T7">}</text:span><text:span text:style-name="T4">}</text:span></text:p>
      <text:p text:style-name="P4">/&gt;</text:p>
      <text:p text:style-name="P1"><text:span text:style-name="T7">)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svg</text:span></text:p>
      <text:p text:style-name="P1"><text:span text:style-name="T2">viewBox</text:span><text:span text:style-name="T7">=</text:span><text:span text:style-name="T3">"0 0 1000 560"</text:span></text:p>
      <text:p text:style-name="P1"><text:span text:style-name="T2">className</text:span><text:span text:style-name="T7">=</text:span><text:span text:style-name="T3">"pointer-events-none absolute inset-0 h-full w-full"</text:span></text:p>
      <text:p text:style-name="P1"><text:span text:style-name="T2">fill</text:span><text:span text:style-name="T7">=</text:span><text:span text:style-name="T3">"none"</text:span></text:p>
      <text:p text:style-name="P1"><text:span text:style-name="T2">xmlns</text:span><text:span text:style-name="T7">=</text:span><text:span text:style-name="T3">"http://www.w3.org/2000/svg"</text:span></text:p>
      <text:p text:style-name="P4">&gt;</text:p>
      <text:p text:style-name="P1"><text:span text:style-name="T6">&lt;</text:span><text:span text:style-name="T4">defs</text:span><text:span text:style-name="T6">&gt;</text:span></text:p>
      <text:p text:style-name="P1"><text:span text:style-name="T6">&lt;</text:span><text:span text:style-name="T9">linearGradient</text:span> <text:span text:style-name="T2">id</text:span><text:span text:style-name="T7">=</text:span><text:span text:style-name="T3">"signalRoute"</text:span> <text:span text:style-name="T2">x1</text:span><text:span text:style-name="T7">=</text:span><text:span text:style-name="T3">"0"</text:span> <text:span text:style-name="T2">y1</text:span><text:span text:style-name="T7">=</text:span><text:span text:style-name="T3">"0"</text:span> <text:span text:style-name="T2">x2</text:span><text:span text:style-name="T7">=</text:span><text:span text:style-name="T3">"1"</text:span> <text:span text:style-name="T2">y2</text:span><text:span text:style-name="T7">=</text:span><text:span text:style-name="T3">"1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50%"</text:span> <text:span text:style-name="T2">stopColor</text:span><text:span text:style-name="T7">=</text:span><text:span text:style-name="T3">"rgba(74,222,128,0.9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/</text:span><text:span text:style-name="T9">linearGradient</text:span><text:span text:style-name="T6">&gt;</text:span></text:p>
      <text:p text:style-name="P1"><text:span text:style-name="T6">&lt;/</text:span><text:span text:style-name="T4">defs</text:span><text:span text:style-name="T6">&gt;</text:span></text:p>
      <text:p text:style-name="P9"/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500 280 C500 220, 500 150, 500 95"</text:span></text:p>
      <text:p text:style-name="P1"><text:span text:style-name="T2">className</text:span><text:span text:style-name="T7">=</text:span><text:span text:style-name="T4">{</text:span><text:span text:style-name="T3">`transition-all duration-300 </text:span><text:span text:style-name="T4">${</text:span><text:span text:style-name="T10">activeMap</text:span><text:span text:style-name="T7">[</text:span><text:span text:style-name="T10">active</text:span><text:span text:style-name="T7">].</text:span><text:span text:style-name="T2">top</text:span><text:span text:style-name="T7"> ? </text:span><text:span text:style-name="T3">'opacity-100'</text:span><text:span text:style-name="T7"> : </text:span><text:span text:style-name="T3">'opacity-20'</text:span><text:span text:style-name="T4">}</text:span><text:span text:style-name="T3">`</text:span><text:span text:style-name="T4">}</text:span></text:p>
      <text:p text:style-name="P1"><text:span text:style-name="T2">stroke</text:span><text:span text:style-name="T7">=</text:span><text:span text:style-name="T3">"url(#signalRoute)"</text:span></text:p>
      <text:p text:style-name="P1"><text:span text:style-name="T2">strokeWidth</text:span><text:span text:style-name="T7">=</text:span><text:span text:style-name="T4">{</text:span><text:span text:style-name="T10">activeMap</text:span><text:span text:style-name="T7">[</text:span><text:span text:style-name="T10">active</text:span><text:span text:style-name="T7">].</text:span><text:span text:style-name="T2">top</text:span><text:span text:style-name="T7"> ? </text:span><text:span text:style-name="T3">'3'</text:span><text:span text:style-name="T7"> : </text:span><text:span text:style-name="T3">'1.4'</text:span><text:span text:style-name="T4">}</text:span></text:p>
      <text:p text:style-name="P1"><text:span text:style-name="T2">strokeLinecap</text:span><text:span text:style-name="T7">=</text:span><text:span text:style-name="T3">"round"</text:span></text:p>
      <text:p text:style-name="P4"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500 280 C400 315, 260 350, 140 400"</text:span></text:p>
      <text:p text:style-name="P1"><text:span text:style-name="T2">className</text:span><text:span text:style-name="T7">=</text:span><text:span text:style-name="T4">{</text:span><text:span text:style-name="T3">`transition-all duration-300 </text:span><text:span text:style-name="T4">${</text:span><text:span text:style-name="T10">activeMap</text:span><text:span text:style-name="T7">[</text:span><text:span text:style-name="T10">active</text:span><text:span text:style-name="T7">].</text:span><text:span text:style-name="T2">left</text:span><text:span text:style-name="T7"> ? </text:span><text:span text:style-name="T3">'opacity-100'</text:span><text:span text:style-name="T7"> : </text:span><text:span text:style-name="T3">'opacity-20'</text:span><text:span text:style-name="T4">}</text:span><text:span text:style-name="T3">`</text:span><text:span text:style-name="T4">}</text:span></text:p>
      <text:p text:style-name="P1"><text:span text:style-name="T2">stroke</text:span><text:span text:style-name="T7">=</text:span><text:span text:style-name="T3">"url(#signalRoute)"</text:span></text:p>
      <text:p text:style-name="P1"><text:span text:style-name="T2">strokeWidth</text:span><text:span text:style-name="T7">=</text:span><text:span text:style-name="T4">{</text:span><text:span text:style-name="T10">activeMap</text:span><text:span text:style-name="T7">[</text:span><text:span text:style-name="T10">active</text:span><text:span text:style-name="T7">].</text:span><text:span text:style-name="T2">left</text:span><text:span text:style-name="T7"> ? </text:span><text:span text:style-name="T3">'3'</text:span><text:span text:style-name="T7"> : </text:span><text:span text:style-name="T3">'1.4'</text:span><text:span text:style-name="T4">}</text:span></text:p>
      <text:p text:style-name="P1"><text:span text:style-name="T2">strokeLinecap</text:span><text:span text:style-name="T7">=</text:span><text:span text:style-name="T3">"round"</text:span></text:p>
      <text:p text:style-name="P4"><text:soft-page-break/>/&gt;</text:p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500 280 C600 315, 740 350, 860 400"</text:span></text:p>
      <text:p text:style-name="P1"><text:span text:style-name="T2">className</text:span><text:span text:style-name="T7">=</text:span><text:span text:style-name="T4">{</text:span><text:span text:style-name="T3">`transition-all duration-300 </text:span><text:span text:style-name="T4">${</text:span><text:span text:style-name="T10">activeMap</text:span><text:span text:style-name="T7">[</text:span><text:span text:style-name="T10">active</text:span><text:span text:style-name="T7">].</text:span><text:span text:style-name="T2">right</text:span><text:span text:style-name="T7"> ? </text:span><text:span text:style-name="T3">'opacity-100'</text:span><text:span text:style-name="T7"> : </text:span><text:span text:style-name="T3">'opacity-20'</text:span><text:span text:style-name="T4">}</text:span><text:span text:style-name="T3">`</text:span><text:span text:style-name="T4">}</text:span></text:p>
      <text:p text:style-name="P1"><text:span text:style-name="T2">stroke</text:span><text:span text:style-name="T7">=</text:span><text:span text:style-name="T3">"url(#signalRoute)"</text:span></text:p>
      <text:p text:style-name="P1"><text:span text:style-name="T2">strokeWidth</text:span><text:span text:style-name="T7">=</text:span><text:span text:style-name="T4">{</text:span><text:span text:style-name="T10">activeMap</text:span><text:span text:style-name="T7">[</text:span><text:span text:style-name="T10">active</text:span><text:span text:style-name="T7">].</text:span><text:span text:style-name="T2">right</text:span><text:span text:style-name="T7"> ? </text:span><text:span text:style-name="T3">'3'</text:span><text:span text:style-name="T7"> : </text:span><text:span text:style-name="T3">'1.4'</text:span><text:span text:style-name="T4">}</text:span></text:p>
      <text:p text:style-name="P1"><text:span text:style-name="T2">strokeLinecap</text:span><text:span text:style-name="T7">=</text:span><text:span text:style-name="T3">"round"</text:span></text:p>
      <text:p text:style-name="P4">/&gt;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500"</text:span> <text:span text:style-name="T2">cy</text:span><text:span text:style-name="T7">=</text:span><text:span text:style-name="T3">"280"</text:span> <text:span text:style-name="T2">r</text:span><text:span text:style-name="T7">=</text:span><text:span text:style-name="T3">"7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9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500"</text:span> <text:span text:style-name="T2">cy</text:span><text:span text:style-name="T7">=</text:span><text:span text:style-name="T3">"95"</text:span> <text:span text:style-name="T2">r</text:span><text:span text:style-name="T7">=</text:span><text:span text:style-name="T3">"5"</text:span> <text:span text:style-name="T2">fill</text:span><text:span text:style-name="T7">=</text:span><text:span text:style-name="T3">"#86efac"</text:span> <text:span text:style-name="T2">opacity</text:span><text:span text:style-name="T7">=</text:span><text:span text:style-name="T4">{</text:span><text:span text:style-name="T10">activeMap</text:span><text:span text:style-name="T7">[</text:span><text:span text:style-name="T10">active</text:span><text:span text:style-name="T7">].</text:span><text:span text:style-name="T2">top</text:span><text:span text:style-name="T7"> ? </text:span><text:span text:style-name="T3">'1'</text:span><text:span text:style-name="T7"> : </text:span><text:span text:style-name="T3">'0.35'</text:span><text:span text:style-name="T4">}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140"</text:span> <text:span text:style-name="T2">cy</text:span><text:span text:style-name="T7">=</text:span><text:span text:style-name="T3">"400"</text:span> <text:span text:style-name="T2">r</text:span><text:span text:style-name="T7">=</text:span><text:span text:style-name="T3">"5"</text:span> <text:span text:style-name="T2">fill</text:span><text:span text:style-name="T7">=</text:span><text:span text:style-name="T3">"#86efac"</text:span> <text:span text:style-name="T2">opacity</text:span><text:span text:style-name="T7">=</text:span><text:span text:style-name="T4">{</text:span><text:span text:style-name="T10">activeMap</text:span><text:span text:style-name="T7">[</text:span><text:span text:style-name="T10">active</text:span><text:span text:style-name="T7">].</text:span><text:span text:style-name="T2">left</text:span><text:span text:style-name="T7"> ? </text:span><text:span text:style-name="T3">'1'</text:span><text:span text:style-name="T7"> : </text:span><text:span text:style-name="T3">'0.35'</text:span><text:span text:style-name="T4">}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860"</text:span> <text:span text:style-name="T2">cy</text:span><text:span text:style-name="T7">=</text:span><text:span text:style-name="T3">"400"</text:span> <text:span text:style-name="T2">r</text:span><text:span text:style-name="T7">=</text:span><text:span text:style-name="T3">"5"</text:span> <text:span text:style-name="T2">fill</text:span><text:span text:style-name="T7">=</text:span><text:span text:style-name="T3">"#86efac"</text:span> <text:span text:style-name="T2">opacity</text:span><text:span text:style-name="T7">=</text:span><text:span text:style-name="T4">{</text:span><text:span text:style-name="T10">activeMap</text:span><text:span text:style-name="T7">[</text:span><text:span text:style-name="T10">active</text:span><text:span text:style-name="T7">].</text:span><text:span text:style-name="T2">right</text:span><text:span text:style-name="T7"> ? </text:span><text:span text:style-name="T3">'1'</text:span><text:span text:style-name="T7"> : </text:span><text:span text:style-name="T3">'0.35'</text:span><text:span text:style-name="T4">}</text:span> <text:span text:style-name="T6">/&gt;</text:span></text:p>
      <text:p text:style-name="P1"><text:span text:style-name="T6">&lt;/</text:span><text:span text:style-name="T4">svg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pointer-events-none absolute left-1/2 top-1/2 h-[320px] w-[320px] -translate-x-1/2 -translate-y-1/2 rounded-full bg-green-500/6 blur-[120px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left-1/2 top-[50%] h-[168px] w-[168px] -translate-x-1/2 -translate-y-1/2 md:h-[190px] md:w-[190px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4">{</text:span><text:span text:style-name="T3">`signal-core </text:span><text:span text:style-name="T4">${</text:span><text:span text:style-name="T10">locking</text:span><text:span text:style-name="T7"> ? </text:span><text:span text:style-name="T3">'signal-core-lock'</text:span><text:span text:style-name="T7"> : </text:span><text:span text:style-name="T3">''</text:span><text:span text:style-name="T4">}</text:span><text:span text:style-name="T3">`</text:span><text:span text:style-name="T4">}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signal-core-ring signal-core-ring-a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signal-core-ring signal-core-ring-b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signal-core-ring signal-core-ring-c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signal-core-inner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center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[10px] font-semibold uppercase tracking-[0.32em] text-green-400"</text:span><text:span text:style-name="T6">&gt;</text:span></text:p>
      <text:p text:style-name="P1">RuntWerkx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2 text-[10px] uppercase tracking-[0.26em] text-white/45"</text:span><text:span text:style-name="T6">&gt;</text:span></text:p>
      <text:p text:style-name="P1"><text:span text:style-name="T4">{</text:span><text:span text:style-name="T10">locking</text:span><text:span text:style-name="T7"> ? </text:span><text:span text:style-name="T3">'Initiating'</text:span><text:span text:style-name="T7"> : </text:span><text:span text:style-name="T3">'Direct Access'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4">{</text:span><text:span text:style-name="T10">actions</text:span><text:span text:style-name="T7">.</text:span><text:span text:style-name="T5">map</text:span><text:span text:style-name="T7">((</text:span><text:span text:style-name="T2">item</text:span><text:span text:style-name="T7">) </text:span><text:span text:style-name="T4">=&gt;</text:span><text:span text:style-name="T7"> {</text:span></text:p>
      <text:p text:style-name="P1"><text:span text:style-name="T4">const</text:span><text:span text:style-name="T7"> </text:span><text:span text:style-name="T10">isActive</text:span><text:span text:style-name="T7"> = </text:span><text:span text:style-name="T10">active</text:span><text:span text:style-name="T7"> === </text:span><text:span text:style-name="T2">item</text:span><text:span text:style-name="T7">.</text:span><text:span text:style-name="T2">id</text:span></text:p>
      <text:p text:style-name="P1"><text:span text:style-name="T4">const</text:span><text:span text:style-name="T7"> </text:span><text:span text:style-name="T10">isLocking</text:span><text:span text:style-name="T7"> = </text:span><text:span text:style-name="T10">locking</text:span><text:span text:style-name="T7"> === </text:span><text:span text:style-name="T2">item</text:span><text:span text:style-name="T7">.</text:span><text:span text:style-name="T2">id</text:span></text:p>
      <text:p text:style-name="P9"/>
      <text:p text:style-name="P1"><text:span text:style-name="T1">return</text:span><text:span text:style-name="T7"> (</text:span></text:p>
      <text:p text:style-name="P1"><text:span text:style-name="T6">&lt;</text:span><text:span text:style-name="T4">button</text:span></text:p>
      <text:p text:style-name="P1"><text:span text:style-name="T2">key</text:span><text:span text:style-name="T7">=</text:span><text:span text:style-name="T4">{</text:span><text:span text:style-name="T2">item</text:span><text:span text:style-name="T7">.</text:span><text:span text:style-name="T2">id</text:span><text:span text:style-name="T4">}</text:span></text:p>
      <text:p text:style-name="P1"><text:span text:style-name="T2">type</text:span><text:span text:style-name="T7">=</text:span><text:span text:style-name="T3">"button"</text:span></text:p>
      <text:p text:style-name="P1"><text:span text:style-name="T2">onMouseEnter</text:span><text:span text:style-name="T7">=</text:span><text:span text:style-name="T4">{</text:span><text:span text:style-name="T7">() </text:span><text:span text:style-name="T4">=&gt;</text:span><text:span text:style-name="T7"> </text:span><text:span text:style-name="T5">setActive</text:span><text:span text:style-name="T7">(</text:span><text:span text:style-name="T2">item</text:span><text:span text:style-name="T7">.</text:span><text:span text:style-name="T2">id</text:span><text:span text:style-name="T7">)</text:span><text:span text:style-name="T4">}</text:span></text:p>
      <text:p text:style-name="P1"><text:span text:style-name="T2">onFocus</text:span><text:span text:style-name="T7">=</text:span><text:span text:style-name="T4">{</text:span><text:span text:style-name="T7">() </text:span><text:span text:style-name="T4">=&gt;</text:span><text:span text:style-name="T7"> </text:span><text:span text:style-name="T5">setActive</text:span><text:span text:style-name="T7">(</text:span><text:span text:style-name="T2">item</text:span><text:span text:style-name="T7">.</text:span><text:span text:style-name="T2">id</text:span><text:span text:style-name="T7">)</text:span><text:span text:style-name="T4">}</text:span></text:p>
      <text:p text:style-name="P1"><text:span text:style-name="T2">onClick</text:span><text:span text:style-name="T7">=</text:span><text:span text:style-name="T4">{</text:span><text:span text:style-name="T7">() </text:span><text:span text:style-name="T4">=&gt;</text:span><text:span text:style-name="T7"> </text:span><text:span text:style-name="T5">triggerAction</text:span><text:span text:style-name="T7">(</text:span><text:span text:style-name="T2">item</text:span><text:span text:style-name="T7">.</text:span><text:span text:style-name="T2">id</text:span><text:span text:style-name="T7">)</text:span><text:span text:style-name="T4">}</text:span></text:p>
      <text:p text:style-name="P1"><text:span text:style-name="T2">className</text:span><text:span text:style-name="T7">=</text:span><text:span text:style-name="T4">{</text:span><text:span text:style-name="T3">`group absolute </text:span><text:span text:style-name="T4">${</text:span><text:span text:style-name="T2">item</text:span><text:span text:style-name="T7">.</text:span><text:span text:style-name="T2">className</text:span><text:span text:style-name="T4">}</text:span><text:span text:style-name="T3">`</text:span><text:span text:style-name="T4">}</text:span></text:p>
      <text:p text:style-name="P1"><text:span text:style-name="T2">aria-label</text:span><text:span text:style-name="T7">=</text:span><text:span text:style-name="T4">{</text:span><text:span text:style-name="T2">item</text:span><text:span text:style-name="T7">.</text:span><text:span text:style-name="T2">label</text:span><text:span text:style-name="T4">}</text:span></text:p>
      <text:p text:style-name="P4"><text:soft-page-break/>&gt;</text:p>
      <text:p text:style-name="P1"><text:span text:style-name="T6">&lt;</text:span><text:span text:style-name="T4">span</text:span></text:p>
      <text:p text:style-name="P1"><text:span text:style-name="T2">className</text:span><text:span text:style-name="T7">=</text:span><text:span text:style-name="T4">{</text:span><text:span text:style-name="T3">`signal-node absolute left-1/2 top-1/2 -translate-x-1/2 -translate-y-1/2 </text:span><text:span text:style-name="T4">${</text:span></text:p>
      <text:p text:style-name="P1"><text:span text:style-name="T10">isActive</text:span><text:span text:style-name="T7"> ? </text:span><text:span text:style-name="T3">'signal-node-active'</text:span><text:span text:style-name="T7"> : </text:span><text:span text:style-name="T3">''</text:span></text:p>
      <text:p text:style-name="P1"><text:span text:style-name="T4">}</text:span><text:span text:style-name="T3"> </text:span><text:span text:style-name="T4">${</text:span><text:span text:style-name="T10">isLocking</text:span><text:span text:style-name="T7"> ? </text:span><text:span text:style-name="T3">'signal-node-lock'</text:span><text:span text:style-name="T7"> : </text:span><text:span text:style-name="T3">''</text:span><text:span text:style-name="T4">}</text:span><text:span text:style-name="T3">`</text:span><text:span text:style-name="T4">}</text:span></text:p>
      <text:p text:style-name="P4">/&gt;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signal-node-inner absolute left-1/2 top-1/2 flex h-20 w-20 -translate-x-1/2 -translate-y-1/2 items-center justify-center rounded-full md:h-24 md:w-24"</text:span><text:span text:style-name="T6">&gt;</text:span>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text-[11px] font-semibold uppercase tracking-[0.24em] text-green-300 md:text-xs"</text:span><text:span text:style-name="T6">&gt;</text:span></text:p>
      <text:p text:style-name="P1"><text:span text:style-name="T4">{</text:span><text:span text:style-name="T2">item</text:span><text:span text:style-name="T7">.</text:span><text:span text:style-name="T2">short</text:span><text:span text:style-name="T4">}</text:span></text:p>
      <text:p text:style-name="P1"><text:span text:style-name="T6">&lt;/</text:span><text:span text:style-name="T4">span</text:span><text:span text:style-name="T6">&gt;</text:span></text:p>
      <text:p text:style-name="P1"><text:span text:style-name="T6">&lt;/</text:span><text:span text:style-name="T4">span</text:span><text:span text:style-name="T6">&gt;</text:span></text:p>
      <text:p text:style-name="P9"/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pointer-events-none absolute left-1/2 top-[calc(100%+18px)] w-[220px] -translate-x-1/2 text-center"</text:span><text:span text:style-name="T6">&gt;</text:span>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block text-[10px] font-semibold uppercase tracking-[0.3em] text-green-400"</text:span><text:span text:style-name="T6">&gt;</text:span></text:p>
      <text:p text:style-name="P1"><text:span text:style-name="T4">{</text:span><text:span text:style-name="T10">isActive</text:span><text:span text:style-name="T7"> ? </text:span><text:span text:style-name="T3">'Route Selected'</text:span><text:span text:style-name="T7"> : </text:span><text:span text:style-name="T3">'Route Option'</text:span><text:span text:style-name="T4">}</text:span></text:p>
      <text:p text:style-name="P1"><text:span text:style-name="T6">&lt;/</text:span><text:span text:style-name="T4">span</text:span><text:span text:style-name="T6">&gt;</text:span>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mt-1 block text-sm font-semibold text-white"</text:span><text:span text:style-name="T6">&gt;</text:span></text:p>
      <text:p text:style-name="P1"><text:span text:style-name="T4">{</text:span><text:span text:style-name="T2">item</text:span><text:span text:style-name="T7">.</text:span><text:span text:style-name="T2">label</text:span><text:span text:style-name="T4">}</text:span></text:p>
      <text:p text:style-name="P1"><text:span text:style-name="T6">&lt;/</text:span><text:span text:style-name="T4">span</text:span><text:span text:style-name="T6">&gt;</text:span>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mt-1 block text-xs text-white/50"</text:span><text:span text:style-name="T6">&gt;</text:span></text:p>
      <text:p text:style-name="P1"><text:span text:style-name="T4">{</text:span><text:span text:style-name="T2">item</text:span><text:span text:style-name="T7">.</text:span><text:span text:style-name="T2">hint</text:span><text:span text:style-name="T4">}</text:span></text:p>
      <text:p text:style-name="P1"><text:span text:style-name="T6">&lt;/</text:span><text:span text:style-name="T4">span</text:span><text:span text:style-name="T6">&gt;</text:span></text:p>
      <text:p text:style-name="P1"><text:span text:style-name="T6">&lt;/</text:span><text:span text:style-name="T4">span</text:span><text:span text:style-name="T6">&gt;</text:span></text:p>
      <text:p text:style-name="P1"><text:span text:style-name="T6">&lt;/</text:span><text:span text:style-name="T4">button</text:span><text:span text:style-name="T6">&gt;</text:span></text:p>
      <text:p text:style-name="P7">)</text:p>
      <text:p text:style-name="P1"><text:span text:style-name="T7">}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style</text:span><text:span text:style-name="T6">&gt;</text:span><text:span text:style-name="T4">{</text:span><text:span text:style-name="T3">`</text:span></text:p>
      <text:p text:style-name="P6">.signal-particle {</text:p>
      <text:p text:style-name="P6">animation-name: signalFloat;</text:p>
      <text:p text:style-name="P6">animation-timing-function: linear;</text:p>
      <text:p text:style-name="P6">animation-iteration-count: infinite;</text:p>
      <text:p text:style-name="P6">}</text:p>
      <text:p text:style-name="P9"/>
      <text:p text:style-name="P6">.signal-core {</text:p>
      <text:p text:style-name="P6">position: relative;</text:p>
      <text:p text:style-name="P6">height: 100%;</text:p>
      <text:p text:style-name="P6">width: 100%;</text:p>
      <text:p text:style-name="P6">border-radius: 9999px;</text:p>
      <text:p text:style-name="P6">background:</text:p>
      <text:p text:style-name="P6">radial-gradient(circle at 50% 50%, rgba(74,222,128,0.10), rgba(0,0,0,0) 62%);</text:p>
      <text:p text:style-name="P6">transition: transform 220ms ease, filter 220ms ease;</text:p>
      <text:p text:style-name="P6">}</text:p>
      <text:p text:style-name="P9"/>
      <text:p text:style-name="P6">.signal-core-lock {</text:p>
      <text:p text:style-name="P6">transform: scale(1.06);</text:p>
      <text:p text:style-name="P6"><text:soft-page-break/>filter: drop-shadow(0 0 24px rgba(74,222,128,0.22));</text:p>
      <text:p text:style-name="P6">}</text:p>
      <text:p text:style-name="P9"/>
      <text:p text:style-name="P6">.signal-core-ring {</text:p>
      <text:p text:style-name="P6">position: absolute;</text:p>
      <text:p text:style-name="P6">inset: 0;</text:p>
      <text:p text:style-name="P6">border-radius: 9999px;</text:p>
      <text:p text:style-name="P6">border: 1px solid rgba(74,222,128,0.14);</text:p>
      <text:p text:style-name="P6">}</text:p>
      <text:p text:style-name="P9"/>
      <text:p text:style-name="P6">.signal-core-ring-a {</text:p>
      <text:p text:style-name="P6">animation: signalPulseA 4.2s ease-in-out infinite;</text:p>
      <text:p text:style-name="P6">}</text:p>
      <text:p text:style-name="P9"/>
      <text:p text:style-name="P6">.signal-core-ring-b {</text:p>
      <text:p text:style-name="P6">inset: 10%;</text:p>
      <text:p text:style-name="P6">border-color: rgba(74,222,128,0.16);</text:p>
      <text:p text:style-name="P6">animation: signalPulseB 3.6s ease-in-out infinite;</text:p>
      <text:p text:style-name="P6">}</text:p>
      <text:p text:style-name="P9"/>
      <text:p text:style-name="P6">.signal-core-ring-c {</text:p>
      <text:p text:style-name="P6">inset: 21%;</text:p>
      <text:p text:style-name="P6">border-color: rgba(134,239,172,0.18);</text:p>
      <text:p text:style-name="P6">animation: signalPulseC 3s ease-in-out infinite;</text:p>
      <text:p text:style-name="P6">}</text:p>
      <text:p text:style-name="P9"/>
      <text:p text:style-name="P6">.signal-core-inner {</text:p>
      <text:p text:style-name="P6">position: absolute;</text:p>
      <text:p text:style-name="P6">inset: 30%;</text:p>
      <text:p text:style-name="P6">display: flex;</text:p>
      <text:p text:style-name="P6">align-items: center;</text:p>
      <text:p text:style-name="P6">justify-content: center;</text:p>
      <text:p text:style-name="P6">border-radius: 9999px;</text:p>
      <text:p text:style-name="P6">border: 1px solid rgba(74,222,128,0.18);</text:p>
      <text:p text:style-name="P6">background:</text:p>
      <text:p text:style-name="P6">radial-gradient(circle at 50% 50%, rgba(34,197,94,0.18), rgba(0,0,0,0.90) 74%);</text:p>
      <text:p text:style-name="P6">box-shadow:</text:p>
      <text:p text:style-name="P6">inset 0 0 20px rgba(74,222,128,0.12),</text:p>
      <text:p text:style-name="P6">0 0 30px rgba(34,197,94,0.10);</text:p>
      <text:p text:style-name="P6">backdrop-filter: blur(6px);</text:p>
      <text:p text:style-name="P6">}</text:p>
      <text:p text:style-name="P9"/>
      <text:p text:style-name="P6">.signal-node {</text:p>
      <text:p text:style-name="P6">height: 108px;</text:p>
      <text:p text:style-name="P6">width: 108px;</text:p>
      <text:p text:style-name="P6">border-radius: 9999px;</text:p>
      <text:p text:style-name="P6">border: 1px solid rgba(74,222,128,0.16);</text:p>
      <text:p text:style-name="P6">background:</text:p>
      <text:p text:style-name="P6">radial-gradient(circle at 50% 50%, rgba(34,197,94,0.14), rgba(0,0,0,0.90) 72%);</text:p>
      <text:p text:style-name="P6">box-shadow:</text:p>
      <text:p text:style-name="P6"><text:soft-page-break/>inset 0 0 18px rgba(74,222,128,0.08),</text:p>
      <text:p text:style-name="P6">0 0 18px rgba(34,197,94,0.08);</text:p>
      <text:p text:style-name="P6">transition: transform 220ms ease, box-shadow 220ms ease, border-color 220ms ease, opacity 220ms ease;</text:p>
      <text:p text:style-name="P6">}</text:p>
      <text:p text:style-name="P9"/>
      <text:p text:style-name="P6">.signal-node-active {</text:p>
      <text:p text:style-name="P6">transform: translate(-50%, -50%) scale(1.08);</text:p>
      <text:p text:style-name="P6">border-color: rgba(134,239,172,0.34);</text:p>
      <text:p text:style-name="P6">box-shadow:</text:p>
      <text:p text:style-name="P6">inset 0 0 22px rgba(74,222,128,0.16),</text:p>
      <text:p text:style-name="P6">0 0 30px rgba(34,197,94,0.18);</text:p>
      <text:p text:style-name="P6">}</text:p>
      <text:p text:style-name="P9"/>
      <text:p text:style-name="P6">.signal-node-lock {</text:p>
      <text:p text:style-name="P6">animation: signalLockFlash 300ms ease;</text:p>
      <text:p text:style-name="P6">}</text:p>
      <text:p text:style-name="P9"/>
      <text:p text:style-name="P6">.signal-node-inner {</text:p>
      <text:p text:style-name="P6">border: 1px solid rgba(74,222,128,0.18);</text:p>
      <text:p text:style-name="P6">background:</text:p>
      <text:p text:style-name="P6">radial-gradient(circle at 50% 50%, rgba(74,222,128,0.18), rgba(0,0,0,0) 70%);</text:p>
      <text:p text:style-name="P6">box-shadow: inset 0 0 18px rgba(74,222,128,0.10);</text:p>
      <text:p text:style-name="P6">}</text:p>
      <text:p text:style-name="P9"/>
      <text:p text:style-name="P6">@media (min-width: 768px) {</text:p>
      <text:p text:style-name="P6">.signal-node {</text:p>
      <text:p text:style-name="P6">height: 124px;</text:p>
      <text:p text:style-name="P6">width: 124px;</text:p>
      <text:p text:style-name="P6">}</text:p>
      <text:p text:style-name="P6">}</text:p>
      <text:p text:style-name="P9"/>
      <text:p text:style-name="P6">@keyframes signalFloat {</text:p>
      <text:p text:style-name="P6">0% {</text:p>
      <text:p text:style-name="P6">transform: translateY(0px);</text:p>
      <text:p text:style-name="P6">opacity: 0.08;</text:p>
      <text:p text:style-name="P6">}</text:p>
      <text:p text:style-name="P6">50% {</text:p>
      <text:p text:style-name="P6">transform: translateY(-16px);</text:p>
      <text:p text:style-name="P6">opacity: 0.45;</text:p>
      <text:p text:style-name="P6">}</text:p>
      <text:p text:style-name="P6">100% {</text:p>
      <text:p text:style-name="P6">transform: translateY(0px);</text:p>
      <text:p text:style-name="P6">opacity: 0.08;</text:p>
      <text:p text:style-name="P6">}</text:p>
      <text:p text:style-name="P6">}</text:p>
      <text:p text:style-name="P9"/>
      <text:p text:style-name="P6">@keyframes signalPulseA {</text:p>
      <text:p text:style-name="P6">0%, 100% {</text:p>
      <text:p text:style-name="P6">transform: scale(0.96);</text:p>
      <text:p text:style-name="P6"><text:soft-page-break/>opacity: 0.30;</text:p>
      <text:p text:style-name="P6">}</text:p>
      <text:p text:style-name="P6">50% {</text:p>
      <text:p text:style-name="P6">transform: scale(1.02);</text:p>
      <text:p text:style-name="P6">opacity: 0.65;</text:p>
      <text:p text:style-name="P6">}</text:p>
      <text:p text:style-name="P6">}</text:p>
      <text:p text:style-name="P9"/>
      <text:p text:style-name="P6">@keyframes signalPulseB {</text:p>
      <text:p text:style-name="P6">0%, 100% {</text:p>
      <text:p text:style-name="P6">transform: scale(0.98);</text:p>
      <text:p text:style-name="P6">opacity: 0.28;</text:p>
      <text:p text:style-name="P6">}</text:p>
      <text:p text:style-name="P6">50% {</text:p>
      <text:p text:style-name="P6">transform: scale(1.04);</text:p>
      <text:p text:style-name="P6">opacity: 0.55;</text:p>
      <text:p text:style-name="P6">}</text:p>
      <text:p text:style-name="P6">}</text:p>
      <text:p text:style-name="P9"/>
      <text:p text:style-name="P6">@keyframes signalPulseC {</text:p>
      <text:p text:style-name="P6">0%, 100% {</text:p>
      <text:p text:style-name="P6">transform: scale(0.99);</text:p>
      <text:p text:style-name="P6">opacity: 0.28;</text:p>
      <text:p text:style-name="P6">}</text:p>
      <text:p text:style-name="P6">50% {</text:p>
      <text:p text:style-name="P6">transform: scale(1.05);</text:p>
      <text:p text:style-name="P6">opacity: 0.60;</text:p>
      <text:p text:style-name="P6">}</text:p>
      <text:p text:style-name="P6">}</text:p>
      <text:p text:style-name="P9"/>
      <text:p text:style-name="P6">@keyframes signalLockFlash {</text:p>
      <text:p text:style-name="P6">0% {</text:p>
      <text:p text:style-name="P6">box-shadow:</text:p>
      <text:p text:style-name="P6">inset 0 0 18px rgba(74,222,128,0.08),</text:p>
      <text:p text:style-name="P6">0 0 18px rgba(34,197,94,0.08);</text:p>
      <text:p text:style-name="P6">}</text:p>
      <text:p text:style-name="P6">50% {</text:p>
      <text:p text:style-name="P6">box-shadow:</text:p>
      <text:p text:style-name="P6">inset 0 0 26px rgba(134,239,172,0.22),</text:p>
      <text:p text:style-name="P6">0 0 38px rgba(74,222,128,0.26);</text:p>
      <text:p text:style-name="P6">}</text:p>
      <text:p text:style-name="P6">100% {</text:p>
      <text:p text:style-name="P6">box-shadow:</text:p>
      <text:p text:style-name="P6">inset 0 0 18px rgba(74,222,128,0.08),</text:p>
      <text:p text:style-name="P6">0 0 18px rgba(34,197,94,0.08);</text:p>
      <text:p text:style-name="P6">}</text:p>
      <text:p text:style-name="P6">}</text:p>
      <text:p text:style-name="P1"><text:span text:style-name="T3">`</text:span><text:span text:style-name="T4">}</text:span><text:span text:style-name="T6">&lt;/</text:span><text:span text:style-name="T4">style</text:span><text:span text:style-name="T6">&gt;</text:span></text:p>
      <text:p text:style-name="P4">&lt;/&gt;</text:p>
      <text:p text:style-name="P1">)</text:p>
      <text:p text:style-name="P1"><text:soft-page-break/>}</text:p>
      <text:p text:style-name="P9"/>
      <text:p text:style-name="P1"><text:span text:style-name="T4">function</text:span> <text:span text:style-name="T5">ImageScrollRail</text:span>() {</text:p>
      <text:p text:style-name="P1"><text:span text:style-name="T4">const</text:span> <text:span text:style-name="T10">images</text:span> <text:span text:style-name="T7">=</text:span> [</text:p>
      <text:p text:style-name="P1"><text:span text:style-name="T3">'/images/scrollimages/obsidiantplogo.png'</text:span>,</text:p>
      <text:p text:style-name="P1"><text:span text:style-name="T3">'/images/scrollimages/windowstplogo.png'</text:span>,</text:p>
      <text:p text:style-name="P1"><text:span text:style-name="T3">'/images/scrollimages/linuxtplogo.png'</text:span>,</text:p>
      <text:p text:style-name="P1"><text:span text:style-name="T3">'/images/scrollimages/pythontplogo.png'</text:span>,</text:p>
      <text:p text:style-name="P1"><text:span text:style-name="T3">'/images/scrollimages/pysidetplogo.png'</text:span>,</text:p>
      <text:p text:style-name="P1"><text:span text:style-name="T3">'/images/scrollimages/popostplogo.png'</text:span>,</text:p>
      <text:p text:style-name="P1"><text:span text:style-name="T3">'/images/scrollimages/lucidetplogo.png'</text:span>,</text:p>
      <text:p text:style-name="P1"><text:span text:style-name="T3">'/images/scrollimages/lincolntplogo.png'</text:span>,</text:p>
      <text:p text:style-name="P1"><text:span text:style-name="T3">'/images/scrollimages/millertplogo.png'</text:span>,</text:p>
      <text:p text:style-name="P1"><text:span text:style-name="T3">'/images/scrollimages/kinetictplogo.png'</text:span>,</text:p>
      <text:p text:style-name="P1"><text:span text:style-name="T3">'/images/scrollimages/pythonxtplogo.png'</text:span>,</text:p>
      <text:p text:style-name="P1"><text:span text:style-name="T3">'/images/scrollimages/hgglogo.png'</text:span>,</text:p>
      <text:p text:style-name="P1"><text:span text:style-name="T3">'/images/scrollimages/teklatplogo.png'</text:span>,</text:p>
      <text:p text:style-name="P1"><text:span text:style-name="T3">'/images/scrollimages/vscodetplogo.png'</text:span>,</text:p>
      <text:p text:style-name="P1"><text:span text:style-name="T3">'/images/scrollimages/combitplogo.png'</text:span>,</text:p>
      <text:p text:style-name="P1"><text:span text:style-name="T3">'/images/scrollimages/agttplogo.png'</text:span>,</text:p>
      <text:p text:style-name="P1">]</text:p>
      <text:p text:style-name="P9"/>
      <text:p text:style-name="P1"><text:span text:style-name="T4">const</text:span> <text:span text:style-name="T10">railImages</text:span> <text:span text:style-name="T7">=</text:span> [<text:span text:style-name="T7">...</text:span><text:span text:style-name="T10">images</text:span>, <text:span text:style-name="T7">...</text:span><text:span text:style-name="T10">images</text:span>]</text:p>
      <text:p text:style-name="P9"/>
      <text:p text:style-name="P1"><text:span text:style-name="T1">return</text:span> (</text:p>
      <text:p text:style-name="P4">&lt;&gt;</text:p>
      <text:p text:style-name="P1"><text:span text:style-name="T6">&lt;</text:span><text:span text:style-name="T4">section</text:span> <text:span text:style-name="T2">className</text:span><text:span text:style-name="T7">=</text:span><text:span text:style-name="T3">"mx-auto max-w-7xl px-6 pb-24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6"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text-sm font-semibold uppercase tracking-[0.3em] text-green-400"</text:span><text:span text:style-name="T6">&gt;</text:span></text:p>
      <text:p text:style-name="P3">⇼ <text:span text:style-name="T8">Industry Driven ⇼</text:span></text:p>
      <text:p text:style-name="P1"><text:span text:style-name="T6">&lt;/</text:span><text:span text:style-name="T4">p</text:span><text:span text:style-name="T6">&gt;</text:span></text:p>
      <text:p text:style-name="P1"><text:span text:style-name="T6">&lt;</text:span><text:span text:style-name="T4">h2</text:span> <text:span text:style-name="T2">className</text:span><text:span text:style-name="T7">=</text:span><text:span text:style-name="T3">"mt-3 text-3xl font-bold md:text-4xl"</text:span><text:span text:style-name="T6">&gt;</text:span></text:p>
      <text:p text:style-name="P1">Knowledge &amp; Tools</text:p>
      <text:p text:style-name="P1"><text:span text:style-name="T6">&lt;/</text:span><text:span text:style-name="T4">h2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4 h-px w-32 bg-gradient-to-r from-green-500 via-green-300/60 to-transparent"</text:span> 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overflow-hidden rounded-full border border-white/15 bg-white px-6 py-6 shadow-[0_0_30px_rgba(255,255,255,0.08)] md:px-8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pointer-events-none absolute inset-y-0 left-0 z-10 w-20 bg-gradient-to-r from-white via-white/90 to-transparent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pointer-events-none absolute inset-y-0 right-0 z-10 w-20 bg-gradient-to-l from-white via-white/90 to-transparent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image-scroll-track flex w-max items-center gap-14 md:gap-20"</text:span><text:span text:style-name="T6">&gt;</text:span></text:p>
      <text:p text:style-name="P1"><text:span text:style-name="T4">{</text:span><text:span text:style-name="T10">railImages</text:span><text:span text:style-name="T7">.</text:span><text:span text:style-name="T5">map</text:span><text:span text:style-name="T7">((</text:span><text:span text:style-name="T2">src</text:span><text:span text:style-name="T7">, </text:span><text:span text:style-name="T2">index</text:span><text:span text:style-name="T7">) </text:span><text:span text:style-name="T4">=&gt;</text:span><text:span text:style-name="T7"> (</text:span></text:p>
      <text:p text:style-name="P1"><text:span text:style-name="T6">&lt;</text:span><text:span text:style-name="T4">div</text:span></text:p>
      <text:p text:style-name="P1"><text:span text:style-name="T2">key</text:span><text:span text:style-name="T7">=</text:span><text:span text:style-name="T4">{</text:span><text:span text:style-name="T3">`</text:span><text:span text:style-name="T4">${</text:span><text:span text:style-name="T2">src</text:span><text:span text:style-name="T4">}</text:span><text:span text:style-name="T3">-</text:span><text:span text:style-name="T4">${</text:span><text:span text:style-name="T2">index</text:span><text:span text:style-name="T4">}</text:span><text:span text:style-name="T3">`</text:span><text:span text:style-name="T4">}</text:span></text:p>
      <text:p text:style-name="P1"><text:span text:style-name="T2">className</text:span><text:span text:style-name="T7">=</text:span><text:span text:style-name="T3">"flex h-16 w-[120px] flex-shrink-0 items-center justify-center md:h-20 md:w-[160px]"</text:span></text:p>
      <text:p text:style-name="P4"><text:soft-page-break/>&gt;</text:p>
      <text:p text:style-name="P1"><text:span text:style-name="T6">&lt;</text:span><text:span text:style-name="T4">img</text:span></text:p>
      <text:p text:style-name="P1"><text:span text:style-name="T2">src</text:span><text:span text:style-name="T7">=</text:span><text:span text:style-name="T4">{</text:span><text:span text:style-name="T2">src</text:span><text:span text:style-name="T4">}</text:span></text:p>
      <text:p text:style-name="P1"><text:span text:style-name="T2">alt</text:span><text:span text:style-name="T7">=</text:span><text:span text:style-name="T4">{</text:span><text:span text:style-name="T3">`RuntWerkx logo </text:span><text:span text:style-name="T4">${</text:span><text:span text:style-name="T2">index</text:span><text:span text:style-name="T7"> + </text:span><text:span text:style-name="T12">1</text:span><text:span text:style-name="T4">}</text:span><text:span text:style-name="T3">`</text:span><text:span text:style-name="T4">}</text:span></text:p>
      <text:p text:style-name="P1"><text:span text:style-name="T2">className</text:span><text:span text:style-name="T7">=</text:span><text:span text:style-name="T3">"max-h-full max-w-full object-contain opacity-90 transition duration-300 hover:scale-[1.05] hover:opacity-100"</text:span></text:p>
      <text:p text:style-name="P1"><text:span text:style-name="T2">onError</text:span><text:span text:style-name="T7">=</text:span><text:span text:style-name="T4">{</text:span><text:span text:style-name="T7">(</text:span><text:span text:style-name="T2">e</text:span><text:span text:style-name="T7">) </text:span><text:span text:style-name="T4">=&gt;</text:span><text:span text:style-name="T7"> {</text:span></text:p>
      <text:p text:style-name="P1"><text:span text:style-name="T2">e</text:span><text:span text:style-name="T7">.</text:span><text:span text:style-name="T2">currentTarget</text:span><text:span text:style-name="T7">.</text:span><text:span text:style-name="T2">style</text:span><text:span text:style-name="T7">.</text:span><text:span text:style-name="T2">display</text:span><text:span text:style-name="T7"> = </text:span><text:span text:style-name="T3">'none'</text:span></text:p>
      <text:p text:style-name="P1"><text:span text:style-name="T7">}</text:span><text:span text:style-name="T4">}</text:span></text:p>
      <text:p text:style-name="P4">/&gt;</text:p>
      <text:p text:style-name="P1"><text:span text:style-name="T6">&lt;/</text:span><text:span text:style-name="T4">div</text:span><text:span text:style-name="T6">&gt;</text:span></text:p>
      <text:p text:style-name="P1"><text:span text:style-name="T7">)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9"/>
      <text:p text:style-name="P1"><text:span text:style-name="T6">&lt;</text:span><text:span text:style-name="T4">style</text:span><text:span text:style-name="T6">&gt;</text:span><text:span text:style-name="T4">{</text:span><text:span text:style-name="T3">`</text:span></text:p>
      <text:p text:style-name="P6">.image-scroll-track {</text:p>
      <text:p text:style-name="P6">animation: imageRailScroll 34s linear infinite;</text:p>
      <text:p text:style-name="P6">}</text:p>
      <text:p text:style-name="P9"/>
      <text:p text:style-name="P6">.image-scroll-track:hover {</text:p>
      <text:p text:style-name="P6">animation-play-state: paused;</text:p>
      <text:p text:style-name="P6">}</text:p>
      <text:p text:style-name="P9"/>
      <text:p text:style-name="P6">@keyframes imageRailScroll {</text:p>
      <text:p text:style-name="P6">0% {</text:p>
      <text:p text:style-name="P6">transform: translateX(0);</text:p>
      <text:p text:style-name="P6">}</text:p>
      <text:p text:style-name="P6">100% {</text:p>
      <text:p text:style-name="P6">transform: translateX(calc(-50% - 40px));</text:p>
      <text:p text:style-name="P6">}</text:p>
      <text:p text:style-name="P6">}</text:p>
      <text:p text:style-name="P1"><text:span text:style-name="T3">`</text:span><text:span text:style-name="T4">}</text:span><text:span text:style-name="T6">&lt;/</text:span><text:span text:style-name="T4">style</text:span><text:span text:style-name="T6">&gt;</text:span></text:p>
      <text:p text:style-name="P4">&lt;/&gt;</text:p>
      <text:p text:style-name="P1">)</text:p>
      <text:p text:style-name="P1">}</text:p>
      <text:p text:style-name="P9"/>
      <text:p text:style-name="P1"><text:span text:style-name="T4">function</text:span> <text:span text:style-name="T5">ModernSystemsSection</text:span>() {</text:p>
      <text:p text:style-name="P1"><text:span text:style-name="T4">const</text:span> [<text:span text:style-name="T10">activeCapability</text:span>, <text:span text:style-name="T5">setActiveCapability</text:span>] <text:span text:style-name="T7">=</text:span> <text:span text:style-name="T5">useState</text:span>(<text:span text:style-name="T12">1</text:span>)</text:p>
      <text:p text:style-name="P9"/>
      <text:p text:style-name="P1"><text:span text:style-name="T4">const</text:span> <text:span text:style-name="T10">capabilityCards</text:span> <text:span text:style-name="T7">=</text:span> [</text:p>
      <text:p text:style-name="P1">{</text:p>
      <text:p text:style-name="P1"><text:span text:style-name="T2">kicker:</text:span> <text:span text:style-name="T3">'⇼Software⇼'</text:span>,</text:p>
      <text:p text:style-name="P1"><text:span text:style-name="T2">title:</text:span> <text:span text:style-name="T3">'Smarter Apps'</text:span>,</text:p>
      <text:p text:style-name="P1"><text:span text:style-name="T2">image:</text:span> <text:span text:style-name="T3">'/images/apps.png'</text:span>,</text:p>
      <text:p text:style-name="P1"><text:span text:style-name="T2">text:</text:span> <text:span text:style-name="T3">'The adoption of digital tools and software has shifted business production from linear to exponential growth. By automating manual tasks and providing real-time data insights, businesses are able to scale production significantly faster than with traditional methods.'</text:span>,</text:p>
      <text:p text:style-name="P1">},</text:p>
      <text:p text:style-name="P1"><text:soft-page-break/>{</text:p>
      <text:p text:style-name="P1"><text:span text:style-name="T2">kicker:</text:span> <text:span text:style-name="T3">'⇼Systems⇼'</text:span>,</text:p>
      <text:p text:style-name="P1"><text:span text:style-name="T2">title:</text:span> <text:span text:style-name="T3">'Smarter Tools'</text:span>,</text:p>
      <text:p text:style-name="P1"><text:span text:style-name="T2">image:</text:span> <text:span text:style-name="T3">'/images/tools.png'</text:span>,</text:p>
      <text:p text:style-name="P1"><text:span text:style-name="T2">text:</text:span> <text:span text:style-name="T3">'From file workflows and scheduling concepts to safety platforms, dashboards, and shop-floor utilities, the goal is to create systems that communicate clearly and support the work instead of slowing it down.'</text:span>,</text:p>
      <text:p text:style-name="P1">},</text:p>
      <text:p text:style-name="P1">{</text:p>
      <text:p text:style-name="P1"><text:span text:style-name="T2">kicker:</text:span> <text:span text:style-name="T3">'⇼Data⇼'</text:span>,</text:p>
      <text:p text:style-name="P1"><text:span text:style-name="T2">title:</text:span> <text:span text:style-name="T3">'Smarter Data'</text:span>,</text:p>
      <text:p text:style-name="P1"><text:span text:style-name="T2">image:</text:span> <text:span text:style-name="T3">'/images/data.png'</text:span>,</text:p>
      <text:p text:style-name="P1"><text:span text:style-name="T2">text:</text:span> <text:span text:style-name="T3">'Strong tools need strong foundations. Behind modern applications are databases, logic, and structure that keep information organized, usable, and ready to support better decisions every day.'</text:span>,</text:p>
      <text:p text:style-name="P1">},</text:p>
      <text:p text:style-name="P1">]</text:p>
      <text:p text:style-name="P9"/>
      <text:p text:style-name="P1"><text:span text:style-name="T4">const</text:span> <text:span text:style-name="T10">metrics</text:span> <text:span text:style-name="T7">=</text:span> [</text:p>
      <text:p text:style-name="P1">{ <text:span text:style-name="T2">label:</text:span> <text:span text:style-name="T3">'Time Saved'</text:span>, <text:span text:style-name="T2">value:</text:span> <text:span text:style-name="T12">32</text:span> },</text:p>
      <text:p text:style-name="P1">{ <text:span text:style-name="T2">label:</text:span> <text:span text:style-name="T3">'Process Efficiency'</text:span>, <text:span text:style-name="T2">value:</text:span> <text:span text:style-name="T12">47</text:span> },</text:p>
      <text:p text:style-name="P1">{ <text:span text:style-name="T2">label:</text:span> <text:span text:style-name="T3">'Operational Visibility'</text:span>, <text:span text:style-name="T2">value:</text:span> <text:span text:style-name="T12">61</text:span> },</text:p>
      <text:p text:style-name="P1">]</text:p>
      <text:p text:style-name="P9"/>
      <text:p text:style-name="P1"><text:span text:style-name="T1">return</text:span> (</text:p>
      <text:p text:style-name="P1"><text:span text:style-name="T6">&lt;</text:span><text:span text:style-name="T4">section</text:span> <text:span text:style-name="T2">className</text:span><text:span text:style-name="T7">=</text:span><text:span text:style-name="T3">"border-b border-white/10 bg-white/[0.02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x-auto max-w-7xl px-6 py-20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grid gap-10 lg:grid-cols-[1.1fr_0.9fr]"</text:span><text:span text:style-name="T6">&gt;</text:span></text:p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text-sm font-semibold uppercase tracking-[0.3em] text-green-400"</text:span><text:span text:style-name="T6">&gt;</text:span></text:p>
      <text:p text:style-name="P3">⇼ <text:span text:style-name="T8">RuntWerkx Delivers ⇼</text:span></text:p>
      <text:p text:style-name="P1"><text:span text:style-name="T6">&lt;/</text:span><text:span text:style-name="T4">p</text:span><text:span text:style-name="T6">&gt;</text:span></text:p>
      <text:p text:style-name="P9"/>
      <text:p text:style-name="P1"><text:span text:style-name="T6">&lt;</text:span><text:span text:style-name="T4">h2</text:span> <text:span text:style-name="T2">className</text:span><text:span text:style-name="T7">=</text:span><text:span text:style-name="T3">"mt-3 max-w-3xl text-3xl font-bold leading-tight md:text-5xl"</text:span><text:span text:style-name="T6">&gt;</text:span></text:p>
      <text:p text:style-name="P1">Confidence &amp; Clarity For Your Operations</text:p>
      <text:p text:style-name="P1"><text:span text:style-name="T6">&lt;/</text:span><text:span text:style-name="T4">h2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mt-4 h-px w-32 bg-gradient-to-r from-green-500 via-green-300/60 to-transparent"</text:span> <text:span text:style-name="T6">/&gt;</text:span></text:p>
      <text:p text:style-name="P9"/>
      <text:p text:style-name="P1"><text:span text:style-name="T6">&lt;</text:span><text:span text:style-name="T4">p</text:span> <text:span text:style-name="T2">className</text:span><text:span text:style-name="T7">=</text:span><text:span text:style-name="T3">"mt-6 max-w-3xl text-lg leading-8 text-white/72"</text:span><text:span text:style-name="T6">&gt;</text:span></text:p>
      <text:p text:style-name="P1">The modern world runs on software, systems, applications, databases, and connected tools</text:p>
      <text:p text:style-name="P1">that shape how we work every day. RuntWerkx Systems is focused on improving those</text:p>
      <text:p text:style-name="P1">experiences by creating smarter, easier-to-implement solutions that are built around real</text:p>
      <text:p text:style-name="P1">needs — not unnecessary complexity.</text:p>
      <text:p text:style-name="P1"><text:span text:style-name="T6">&lt;/</text:span><text:span text:style-name="T4">p</text:span><text:span text:style-name="T6">&gt;</text:span></text:p>
      <text:p text:style-name="P9"/>
      <text:p text:style-name="P1"><text:span text:style-name="T6">&lt;</text:span><text:span text:style-name="T4">p</text:span> <text:span text:style-name="T2">className</text:span><text:span text:style-name="T7">=</text:span><text:span text:style-name="T3">"mt-5 max-w-3xl text-lg leading-8 text-white/72"</text:span><text:span text:style-name="T6">&gt;</text:span></text:p>
      <text:p text:style-name="P1">Whether it is an internal utility, a workflow platform, an operations dashboard, a safety</text:p>
      <text:p text:style-name="P1">system, or a custom-built industrial application, the idea is the same: create tools that</text:p>
      <text:p text:style-name="P1"><text:soft-page-break/>save time, reduce wasted effort, improve visibility, and help people work with more</text:p>
      <text:p text:style-name="P1">confidence.</text:p>
      <text:p text:style-name="P1"><text:span text:style-name="T6">&lt;/</text:span><text:span text:style-name="T4">p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mt-10 relative h-[220px] overflow-hidden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04] bg-[linear-gradient(rgba(34,197,94,0.10)_1px,transparent_1px),linear-gradient(90deg,rgba(34,197,94,0.10)_1px,transparent_1px)] bg-[size:26px_26px]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20%_50%,rgba(34,197,94,0.07),transparent_24%),radial-gradient(circle_at_85%_30%,rgba(34,197,94,0.05),transparent_18%)]"</text:span> <text:span text:style-name="T6">/&gt;</text:span></text:p>
      <text:p text:style-name="P9"/>
      <text:p text:style-name="P1"><text:span text:style-name="T6">&lt;</text:span><text:span text:style-name="T4">svg</text:span></text:p>
      <text:p text:style-name="P1"><text:span text:style-name="T2">viewBox</text:span><text:span text:style-name="T7">=</text:span><text:span text:style-name="T3">"0 0 900 220"</text:span></text:p>
      <text:p text:style-name="P1"><text:span text:style-name="T2">className</text:span><text:span text:style-name="T7">=</text:span><text:span text:style-name="T3">"absolute inset-0 h-full w-full"</text:span></text:p>
      <text:p text:style-name="P1"><text:span text:style-name="T2">fill</text:span><text:span text:style-name="T7">=</text:span><text:span text:style-name="T3">"none"</text:span></text:p>
      <text:p text:style-name="P1"><text:span text:style-name="T2">xmlns</text:span><text:span text:style-name="T7">=</text:span><text:span text:style-name="T3">"http://www.w3.org/2000/svg"</text:span></text:p>
      <text:p text:style-name="P4">&gt;</text:p>
      <text:p text:style-name="P1"><text:span text:style-name="T6">&lt;</text:span><text:span text:style-name="T4">defs</text:span><text:span text:style-name="T6">&gt;</text:span></text:p>
      <text:p text:style-name="P1"><text:span text:style-name="T6">&lt;</text:span><text:span text:style-name="T9">linearGradient</text:span> <text:span text:style-name="T2">id</text:span><text:span text:style-name="T7">=</text:span><text:span text:style-name="T3">"deliverCircuitGlow"</text:span> <text:span text:style-name="T2">x1</text:span><text:span text:style-name="T7">=</text:span><text:span text:style-name="T3">"0"</text:span> <text:span text:style-name="T2">y1</text:span><text:span text:style-name="T7">=</text:span><text:span text:style-name="T3">"0"</text:span> <text:span text:style-name="T2">x2</text:span><text:span text:style-name="T7">=</text:span><text:span text:style-name="T3">"1"</text:span> <text:span text:style-name="T2">y2</text:span><text:span text:style-name="T7">=</text:span><text:span text:style-name="T3">"0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34,197,94,0.00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50%"</text:span> <text:span text:style-name="T2">stopColor</text:span><text:span text:style-name="T7">=</text:span><text:span text:style-name="T3">"rgba(74,222,128,0.95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.00)"</text:span> <text:span text:style-name="T6">/&gt;</text:span></text:p>
      <text:p text:style-name="P1"><text:span text:style-name="T6">&lt;/</text:span><text:span text:style-name="T9">linearGradient</text:span><text:span text:style-name="T6">&gt;</text:span></text:p>
      <text:p text:style-name="P9"/>
      <text:p text:style-name="P1"><text:span text:style-name="T6">&lt;</text:span><text:span text:style-name="T9">radialGradient</text:span> <text:span text:style-name="T2">id</text:span><text:span text:style-name="T7">=</text:span><text:span text:style-name="T3">"deliverPulseGlow"</text:span> <text:span text:style-name="T2">cx</text:span><text:span text:style-name="T7">=</text:span><text:span text:style-name="T3">"50%"</text:span> <text:span text:style-name="T2">cy</text:span><text:span text:style-name="T7">=</text:span><text:span text:style-name="T3">"50%"</text:span> <text:span text:style-name="T2">r</text:span><text:span text:style-name="T7">=</text:span><text:span text:style-name="T3">"50%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134,239,172,0.95)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34,197,94,0)"</text:span> <text:span text:style-name="T6">/&gt;</text:span></text:p>
      <text:p text:style-name="P1"><text:span text:style-name="T6">&lt;/</text:span><text:span text:style-name="T9">radialGradient</text:span><text:span text:style-name="T6">&gt;</text:span></text:p>
      <text:p text:style-name="P1"><text:span text:style-name="T6">&lt;/</text:span><text:span text:style-name="T4">defs</text:span><text:span text:style-name="T6">&gt;</text:span></text:p>
      <text:p text:style-name="P9"/>
      <text:p text:style-name="P1"><text:span text:style-name="T6">&lt;</text:span><text:span text:style-name="T4">path</text:span> <text:span text:style-name="T2">d</text:span><text:span text:style-name="T7">=</text:span><text:span text:style-name="T3">"M40 110 H180 L230 70 H380 L430 110 H860"</text:span> <text:span text:style-name="T2">stroke</text:span><text:span text:style-name="T7">=</text:span><text:span text:style-name="T3">"rgba(34,197,94,0.10)"</text:span> <text:span text:style-name="T2">strokeWidth</text:span><text:span text:style-name="T7">=</text:span><text:span text:style-name="T3">"2"</text:span> <text:span text:style-name="T6">/&gt;</text:span></text:p>
      <text:p text:style-name="P1"><text:span text:style-name="T6">&lt;</text:span><text:span text:style-name="T4">path</text:span> <text:span text:style-name="T2">d</text:span><text:span text:style-name="T7">=</text:span><text:span text:style-name="T3">"M180 110 V170 H300"</text:span> <text:span text:style-name="T2">stroke</text:span><text:span text:style-name="T7">=</text:span><text:span text:style-name="T3">"rgba(34,197,94,0.10)"</text:span> <text:span text:style-name="T2">strokeWidth</text:span><text:span text:style-name="T7">=</text:span><text:span text:style-name="T3">"2"</text:span> <text:span text:style-name="T6">/&gt;</text:span></text:p>
      <text:p text:style-name="P1"><text:span text:style-name="T6">&lt;</text:span><text:span text:style-name="T4">path</text:span> <text:span text:style-name="T2">d</text:span><text:span text:style-name="T7">=</text:span><text:span text:style-name="T3">"M380 70 V35 H520"</text:span> <text:span text:style-name="T2">stroke</text:span><text:span text:style-name="T7">=</text:span><text:span text:style-name="T3">"rgba(34,197,94,0.10)"</text:span> <text:span text:style-name="T2">strokeWidth</text:span><text:span text:style-name="T7">=</text:span><text:span text:style-name="T3">"2"</text:span> <text:span text:style-name="T6">/&gt;</text:span></text:p>
      <text:p text:style-name="P1"><text:span text:style-name="T6">&lt;</text:span><text:span text:style-name="T4">path</text:span> <text:span text:style-name="T2">d</text:span><text:span text:style-name="T7">=</text:span><text:span text:style-name="T3">"M540 110 V165 H700"</text:span> <text:span text:style-name="T2">stroke</text:span><text:span text:style-name="T7">=</text:span><text:span text:style-name="T3">"rgba(34,197,94,0.10)"</text:span> <text:span text:style-name="T2">strokeWidth</text:span><text:span text:style-name="T7">=</text:span><text:span text:style-name="T3">"2"</text:span> <text:span text:style-name="T6">/&gt;</text:span></text:p>
      <text:p text:style-name="P9"/>
      <text:p text:style-name="P1"><text:span text:style-name="T6">&lt;</text:span><text:span text:style-name="T4">path</text:span> <text:span text:style-name="T2">d</text:span><text:span text:style-name="T7">=</text:span><text:span text:style-name="T3">"M40 110 H180 L230 70 H380 L430 110 H860"</text:span> <text:span text:style-name="T2">stroke</text:span><text:span text:style-name="T7">=</text:span><text:span text:style-name="T3">"url(#deliverCircuitGlow)"</text:span> <text:span text:style-name="T2">strokeWidth</text:span><text:span text:style-name="T7">=</text:span><text:span text:style-name="T3">"2.4"</text:span> <text:span text:style-name="T2">strokeLinecap</text:span><text:span text:style-name="T7">=</text:span><text:span text:style-name="T3">"round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array"</text:span> <text:span text:style-name="T2">values</text:span><text:span text:style-name="T7">=</text:span><text:span text:style-name="T3">"0 1000;260 740;0 1000"</text:span> <text:span text:style-name="T2">dur</text:span><text:span text:style-name="T7">=</text:span><text:span text:style-name="T3">"4.6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offset"</text:span> <text:span text:style-name="T2">values</text:span><text:span text:style-name="T7">=</text:span><text:span text:style-name="T3">"0;-320;-860"</text:span> <text:span text:style-name="T2">dur</text:span><text:span text:style-name="T7">=</text:span><text:span text:style-name="T3">"4.6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path</text:span><text:span text:style-name="T6">&gt;</text:span></text:p>
      <text:p text:style-name="P9"/>
      <text:p text:style-name="P1"><text:span text:style-name="T6">&lt;</text:span><text:span text:style-name="T4">path</text:span> <text:span text:style-name="T2">d</text:span><text:span text:style-name="T7">=</text:span><text:span text:style-name="T3">"M180 110 V170 H300"</text:span> <text:span text:style-name="T2">stroke</text:span><text:span text:style-name="T7">=</text:span><text:span text:style-name="T3">"url(#deliverCircuitGlow)"</text:span> <text:span text:style-name="T2">strokeWidth</text:span><text:span text:style-name="T7">=</text:span><text:span text:style-name="T3">"2.2"</text:span> <text:span text:style-name="T2">strokeLinecap</text:span><text:span text:style-name="T7">=</text:span><text:span text:style-name="T3">"round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array"</text:span> <text:span text:style-name="T2">values</text:span><text:span text:style-name="T7">=</text:span><text:span text:style-name="T3">"0 400;90 310;0 400"</text:span> <text:span text:style-name="T2">dur</text:span><text:span text:style-name="T7">=</text:span><text:span text:style-name="T3">"4.6s"</text:span> <text:span text:style-name="T2">begin</text:span><text:span text:style-name="T7">=</text:span><text:span text:style-name="T3">"0.35s"</text:span> <text:span text:style-name="T2">repeatCount</text:span><text:span text:style-name="T7">=</text:span><text:span text:style-name="T3">"indefinite"</text:span> <text:span text:style-name="T6">/&gt;</text:span></text:p>
      <text:p text:style-name="P1"><text:soft-page-break/><text:span text:style-name="T6">&lt;</text:span><text:span text:style-name="T4">animate</text:span> <text:span text:style-name="T2">attributeName</text:span><text:span text:style-name="T7">=</text:span><text:span text:style-name="T3">"stroke-dashoffset"</text:span> <text:span text:style-name="T2">values</text:span><text:span text:style-name="T7">=</text:span><text:span text:style-name="T3">"0;-120;-300"</text:span> <text:span text:style-name="T2">dur</text:span><text:span text:style-name="T7">=</text:span><text:span text:style-name="T3">"4.6s"</text:span> <text:span text:style-name="T2">begin</text:span><text:span text:style-name="T7">=</text:span><text:span text:style-name="T3">"0.35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path</text:span><text:span text:style-name="T6">&gt;</text:span></text:p>
      <text:p text:style-name="P9"/>
      <text:p text:style-name="P1"><text:span text:style-name="T6">&lt;</text:span><text:span text:style-name="T4">path</text:span> <text:span text:style-name="T2">d</text:span><text:span text:style-name="T7">=</text:span><text:span text:style-name="T3">"M380 70 V35 H520"</text:span> <text:span text:style-name="T2">stroke</text:span><text:span text:style-name="T7">=</text:span><text:span text:style-name="T3">"url(#deliverCircuitGlow)"</text:span> <text:span text:style-name="T2">strokeWidth</text:span><text:span text:style-name="T7">=</text:span><text:span text:style-name="T3">"2.2"</text:span> <text:span text:style-name="T2">strokeLinecap</text:span><text:span text:style-name="T7">=</text:span><text:span text:style-name="T3">"round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array"</text:span> <text:span text:style-name="T2">values</text:span><text:span text:style-name="T7">=</text:span><text:span text:style-name="T3">"0 300;80 220;0 300"</text:span> <text:span text:style-name="T2">dur</text:span><text:span text:style-name="T7">=</text:span><text:span text:style-name="T3">"4.6s"</text:span> <text:span text:style-name="T2">begin</text:span><text:span text:style-name="T7">=</text:span><text:span text:style-name="T3">"0.65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offset"</text:span> <text:span text:style-name="T2">values</text:span><text:span text:style-name="T7">=</text:span><text:span text:style-name="T3">"0;-90;-220"</text:span> <text:span text:style-name="T2">dur</text:span><text:span text:style-name="T7">=</text:span><text:span text:style-name="T3">"4.6s"</text:span> <text:span text:style-name="T2">begin</text:span><text:span text:style-name="T7">=</text:span><text:span text:style-name="T3">"0.65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path</text:span><text:span text:style-name="T6">&gt;</text:span></text:p>
      <text:p text:style-name="P9"/>
      <text:p text:style-name="P1"><text:span text:style-name="T6">&lt;</text:span><text:span text:style-name="T4">path</text:span> <text:span text:style-name="T2">d</text:span><text:span text:style-name="T7">=</text:span><text:span text:style-name="T3">"M540 110 V165 H700"</text:span> <text:span text:style-name="T2">stroke</text:span><text:span text:style-name="T7">=</text:span><text:span text:style-name="T3">"url(#deliverCircuitGlow)"</text:span> <text:span text:style-name="T2">strokeWidth</text:span><text:span text:style-name="T7">=</text:span><text:span text:style-name="T3">"2.2"</text:span> <text:span text:style-name="T2">strokeLinecap</text:span><text:span text:style-name="T7">=</text:span><text:span text:style-name="T3">"round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array"</text:span> <text:span text:style-name="T2">values</text:span><text:span text:style-name="T7">=</text:span><text:span text:style-name="T3">"0 340;95 245;0 340"</text:span> <text:span text:style-name="T2">dur</text:span><text:span text:style-name="T7">=</text:span><text:span text:style-name="T3">"4.6s"</text:span> <text:span text:style-name="T2">begin</text:span><text:span text:style-name="T7">=</text:span><text:span text:style-name="T3">"1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stroke-dashoffset"</text:span> <text:span text:style-name="T2">values</text:span><text:span text:style-name="T7">=</text:span><text:span text:style-name="T3">"0;-100;-260"</text:span> <text:span text:style-name="T2">dur</text:span><text:span text:style-name="T7">=</text:span><text:span text:style-name="T3">"4.6s"</text:span> <text:span text:style-name="T2">begin</text:span><text:span text:style-name="T7">=</text:span><text:span text:style-name="T3">"1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path</text:span><text:span text:style-name="T6">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180"</text:span> <text:span text:style-name="T2">cy</text:span><text:span text:style-name="T7">=</text:span><text:span text:style-name="T3">"110"</text:span> <text:span text:style-name="T2">r</text:span><text:span text:style-name="T7">=</text:span><text:span text:style-name="T3">"4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55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380"</text:span> <text:span text:style-name="T2">cy</text:span><text:span text:style-name="T7">=</text:span><text:span text:style-name="T3">"70"</text:span> <text:span text:style-name="T2">r</text:span><text:span text:style-name="T7">=</text:span><text:span text:style-name="T3">"4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55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540"</text:span> <text:span text:style-name="T2">cy</text:span><text:span text:style-name="T7">=</text:span><text:span text:style-name="T3">"110"</text:span> <text:span text:style-name="T2">r</text:span><text:span text:style-name="T7">=</text:span><text:span text:style-name="T3">"4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55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300"</text:span> <text:span text:style-name="T2">cy</text:span><text:span text:style-name="T7">=</text:span><text:span text:style-name="T3">"170"</text:span> <text:span text:style-name="T2">r</text:span><text:span text:style-name="T7">=</text:span><text:span text:style-name="T3">"4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55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520"</text:span> <text:span text:style-name="T2">cy</text:span><text:span text:style-name="T7">=</text:span><text:span text:style-name="T3">"35"</text:span> <text:span text:style-name="T2">r</text:span><text:span text:style-name="T7">=</text:span><text:span text:style-name="T3">"4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55"</text:span> <text:span text:style-name="T6">/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700"</text:span> <text:span text:style-name="T2">cy</text:span><text:span text:style-name="T7">=</text:span><text:span text:style-name="T3">"165"</text:span> <text:span text:style-name="T2">r</text:span><text:span text:style-name="T7">=</text:span><text:span text:style-name="T3">"4"</text:span> <text:span text:style-name="T2">fill</text:span><text:span text:style-name="T7">=</text:span><text:span text:style-name="T3">"#4ade80"</text:span> <text:span text:style-name="T2">opacity</text:span><text:span text:style-name="T7">=</text:span><text:span text:style-name="T3">"0.55"</text:span> <text:span text:style-name="T6">/&gt;</text:span></text:p>
      <text:p text:style-name="P9"/>
      <text:p text:style-name="P1"><text:span text:style-name="T6">&lt;</text:span><text:span text:style-name="T4">circle</text:span> <text:span text:style-name="T2">r</text:span><text:span text:style-name="T7">=</text:span><text:span text:style-name="T3">"7"</text:span> <text:span text:style-name="T2">fill</text:span><text:span text:style-name="T7">=</text:span><text:span text:style-name="T3">"url(#deliverPulseGlow)"</text:span><text:span text:style-name="T6">&gt;</text:span></text:p>
      <text:p text:style-name="P1"><text:span text:style-name="T6">&lt;</text:span><text:span text:style-name="T9">animateMotion</text:span> <text:span text:style-name="T2">dur</text:span><text:span text:style-name="T7">=</text:span><text:span text:style-name="T3">"4.6s"</text:span> <text:span text:style-name="T2">repeatCount</text:span><text:span text:style-name="T7">=</text:span><text:span text:style-name="T3">"indefinite"</text:span> <text:span text:style-name="T2">path</text:span><text:span text:style-name="T7">=</text:span><text:span text:style-name="T3">"M40 110 H180 L230 70 H380 L430 110 H860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1"><text:span text:style-name="T6">&lt;/</text:span><text:span text:style-name="T4">svg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z-10 flex h-full flex-col justify-between py-2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flex items-center justify-between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xs font-semibold uppercase tracking-[0.26em] text-green-400"</text:span><text:span text:style-name="T6">&gt;</text:span></text:p>
      <text:p text:style-name="P3">⇼ <text:span text:style-name="T8">Systems That Communicate ⇼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hidden text-[10px] font-semibold uppercase tracking-[0.26em] text-white/35 md:block"</text:span><text:span text:style-name="T6">&gt;</text:span></text:p>
      <text:p text:style-name="P1">No More Broken Links Between Tools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id gap-4 sm:grid-cols-3"</text:span><text:span text:style-name="T6">&gt;</text:span></text:p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sm font-semibold uppercase tracking-[0.24em] text-green-300"</text:span><text:span text:style-name="T6">&gt;</text:span></text:p>
      <text:p text:style-name="P1">Event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2 text-sm text-white/55"</text:span><text:span text:style-name="T6">&gt;</text:span></text:p>
      <text:p text:style-name="P1"><text:soft-page-break/>Action Trigger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sm font-semibold uppercase tracking-[0.24em] text-green-300"</text:span><text:span text:style-name="T6">&gt;</text:span></text:p>
      <text:p text:style-name="P1">System Logic Updates Modules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2 text-sm text-white/55"</text:span><text:span text:style-name="T6">&gt;</text:span></text:p>
      <text:p text:style-name="P1">System Updates Across The Board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sm font-semibold uppercase tracking-[0.24em] text-green-300"</text:span><text:span text:style-name="T6">&gt;</text:span></text:p>
      <text:p text:style-name="P1">Real Time Data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2 text-sm text-white/55"</text:span><text:span text:style-name="T6">&gt;</text:span></text:p>
      <text:p text:style-name="P1">Information with real purpose.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id grid-cols-3 gap-4"</text:span><text:span text:style-name="T6">&gt;</text:span></text:p>
      <text:p text:style-name="P1"><text:span text:style-name="T4">{</text:span><text:span text:style-name="T10">capabilityCards</text:span><text:span text:style-name="T7">.</text:span><text:span text:style-name="T5">map</text:span><text:span text:style-name="T7">((</text:span><text:span text:style-name="T2">card</text:span><text:span text:style-name="T7">, </text:span><text:span text:style-name="T2">index</text:span><text:span text:style-name="T7">) </text:span><text:span text:style-name="T4">=&gt;</text:span><text:span text:style-name="T7"> {</text:span></text:p>
      <text:p text:style-name="P1"><text:span text:style-name="T4">const</text:span><text:span text:style-name="T7"> </text:span><text:span text:style-name="T10">isOpen</text:span><text:span text:style-name="T7"> = </text:span><text:span text:style-name="T10">activeCapability</text:span><text:span text:style-name="T7"> === </text:span><text:span text:style-name="T2">index</text:span></text:p>
      <text:p text:style-name="P9"/>
      <text:p text:style-name="P1"><text:span text:style-name="T1">return</text:span><text:span text:style-name="T7"> (</text:span></text:p>
      <text:p text:style-name="P1"><text:span text:style-name="T6">&lt;</text:span><text:span text:style-name="T4">button</text:span></text:p>
      <text:p text:style-name="P1"><text:span text:style-name="T2">key</text:span><text:span text:style-name="T7">=</text:span><text:span text:style-name="T4">{</text:span><text:span text:style-name="T2">card</text:span><text:span text:style-name="T7">.</text:span><text:span text:style-name="T2">title</text:span><text:span text:style-name="T4">}</text:span></text:p>
      <text:p text:style-name="P1"><text:span text:style-name="T2">type</text:span><text:span text:style-name="T7">=</text:span><text:span text:style-name="T3">"button"</text:span></text:p>
      <text:p text:style-name="P1"><text:span text:style-name="T2">onClick</text:span><text:span text:style-name="T7">=</text:span><text:span text:style-name="T4">{</text:span><text:span text:style-name="T7">() </text:span><text:span text:style-name="T4">=&gt;</text:span><text:span text:style-name="T7"> </text:span><text:span text:style-name="T5">setActiveCapability</text:span><text:span text:style-name="T7">(</text:span><text:span text:style-name="T10">isOpen</text:span><text:span text:style-name="T7"> ? -</text:span><text:span text:style-name="T12">1</text:span><text:span text:style-name="T7"> : </text:span><text:span text:style-name="T2">index</text:span><text:span text:style-name="T7">)</text:span><text:span text:style-name="T4">}</text:span></text:p>
      <text:p text:style-name="P1"><text:span text:style-name="T2">className</text:span><text:span text:style-name="T7">=</text:span><text:span text:style-name="T4">{</text:span><text:span text:style-name="T3">`group relative min-h-[520px] overflow-hidden rounded-[2rem] border text-left transition-all duration-500 </text:span><text:span text:style-name="T4">${</text:span></text:p>
      <text:p text:style-name="P8">isOpen</text:p>
      <text:p text:style-name="P1"><text:span text:style-name="T7">? </text:span><text:span text:style-name="T3">'col-span-2 border-green-400/70 bg-black/75 shadow-[0_0_35px_rgba(34,197,94,0.14)]'</text:span></text:p>
      <text:p text:style-name="P1"><text:span text:style-name="T7">: </text:span><text:span text:style-name="T3">'col-span-1 border-white/10 bg-black/50 hover:border-green-400/35 hover:bg-black/60'</text:span></text:p>
      <text:p text:style-name="P1"><text:span text:style-name="T4">}</text:span><text:span text:style-name="T3">`</text:span><text:span text:style-name="T4">}</text:span></text:p>
      <text:p text:style-name="P4">&gt;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absolute inset-0 opacity-[0.05] bg-[linear-gradient(rgba(34,197,94,0.14)_1px,transparent_1px),linear-gradient(90deg,rgba(34,197,94,0.14)_1px,transparent_1px)] bg-[size:24px_24px]"</text:span><text:span text:style-name="T7"> </text:span><text:span text:style-name="T6">/&gt;</text:span></text:p>
      <text:p text:style-name="P9"/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absolute right-5 top-5 flex h-10 w-10 items-center justify-center rounded-full border border-white/10 bg-white/[0.03] text-lg text-green-300 transition group-hover:border-green-400/40"</text:span><text:span text:style-name="T6">&gt;</text:span></text:p>
      <text:p text:style-name="P1"><text:span text:style-name="T4">{</text:span><text:span text:style-name="T10">isOpen</text:span><text:span text:style-name="T7"> ? </text:span><text:span text:style-name="T3">'−'</text:span><text:span text:style-name="T7"> : </text:span><text:span text:style-name="T3">'+'</text:span><text:span text:style-name="T4">}</text:span></text:p>
      <text:p text:style-name="P1"><text:soft-page-break/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relative flex h-full min-h-[520px] flex-col p-6"</text:span><text:span text:style-name="T6">&gt;</text:span></text:p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text-xs font-semibold uppercase tracking-[0.24em] text-green-400"</text:span><text:span text:style-name="T6">&gt;</text:span></text:p>
      <text:p text:style-name="P1"><text:span text:style-name="T4">{</text:span><text:span text:style-name="T2">card</text:span><text:span text:style-name="T7">.</text:span><text:span text:style-name="T2">kicker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h3</text:span></text:p>
      <text:p text:style-name="P1"><text:span text:style-name="T2">className</text:span><text:span text:style-name="T7">=</text:span><text:span text:style-name="T4">{</text:span><text:span text:style-name="T3">`mt-4 font-bold leading-tight text-white transition-all duration-500 </text:span><text:span text:style-name="T4">${</text:span></text:p>
      <text:p text:style-name="P1"><text:span text:style-name="T10">isOpen</text:span><text:span text:style-name="T7"> ? </text:span><text:span text:style-name="T3">'text-3xl'</text:span><text:span text:style-name="T7"> : </text:span><text:span text:style-name="T3">'text-[2rem]'</text:span></text:p>
      <text:p text:style-name="P1"><text:span text:style-name="T4">}</text:span><text:span text:style-name="T3">`</text:span><text:span text:style-name="T4">}</text:span></text:p>
      <text:p text:style-name="P4">&gt;</text:p>
      <text:p text:style-name="P1"><text:span text:style-name="T4">{</text:span><text:span text:style-name="T2">card</text:span><text:span text:style-name="T7">.</text:span><text:span text:style-name="T2">title</text:span><text:span text:style-name="T4">}</text:span></text:p>
      <text:p text:style-name="P1"><text:span text:style-name="T6">&lt;/</text:span><text:span text:style-name="T4">h3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</text:p>
      <text:p text:style-name="P1"><text:span text:style-name="T2">className</text:span><text:span text:style-name="T7">=</text:span><text:span text:style-name="T4">{</text:span><text:span text:style-name="T3">`relative mt-6 overflow-hidden transition-all duration-500 </text:span><text:span text:style-name="T4">${</text:span></text:p>
      <text:p text:style-name="P1"><text:span text:style-name="T10">isOpen</text:span><text:span text:style-name="T7"> ? </text:span><text:span text:style-name="T3">'h-[220px]'</text:span><text:span text:style-name="T7"> : </text:span><text:span text:style-name="T3">'h-[110px]'</text:span></text:p>
      <text:p text:style-name="P1"><text:span text:style-name="T4">}</text:span><text:span text:style-name="T3">`</text:span><text:span text:style-name="T4">}</text:span></text:p>
      <text:p text:style-name="P4">&gt;</text:p>
      <text:p text:style-name="P1"><text:span text:style-name="T6">&lt;</text:span><text:span text:style-name="T4">img</text:span></text:p>
      <text:p text:style-name="P1"><text:span text:style-name="T2">src</text:span><text:span text:style-name="T7">=</text:span><text:span text:style-name="T4">{</text:span><text:span text:style-name="T2">card</text:span><text:span text:style-name="T7">.</text:span><text:span text:style-name="T2">image</text:span><text:span text:style-name="T4">}</text:span></text:p>
      <text:p text:style-name="P1"><text:span text:style-name="T2">alt</text:span><text:span text:style-name="T7">=</text:span><text:span text:style-name="T4">{</text:span><text:span text:style-name="T2">card</text:span><text:span text:style-name="T7">.</text:span><text:span text:style-name="T2">title</text:span><text:span text:style-name="T4">}</text:span></text:p>
      <text:p text:style-name="P1"><text:span text:style-name="T2">className</text:span><text:span text:style-name="T7">=</text:span><text:span text:style-name="T3">"h-full w-full rounded-[1.35rem] object-cover transition duration-500"</text:span></text:p>
      <text:p text:style-name="P4">/&gt;</text:p>
      <text:p text:style-name="P9"/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absolute inset-0 rounded-[1.35rem] bg-gradient-to-t from-black/50 via-black/10 to-green-500/10"</text:span><text:span text:style-name="T7"> </text:span><text:span text:style-name="T6">/&gt;</text:span>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absolute inset-0 rounded-[1.35rem] opacity-[0.06] bg-[linear-gradient(rgba(34,197,94,0.14)_1px,transparent_1px),linear-gradient(90deg,rgba(34,197,94,0.14)_1px,transparent_1px)] bg-[size:22px_22px]"</text:span><text:span text:style-name="T7"> </text:span>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</text:p>
      <text:p text:style-name="P1"><text:span text:style-name="T2">className</text:span><text:span text:style-name="T7">=</text:span><text:span text:style-name="T4">{</text:span><text:span text:style-name="T3">`overflow-hidden transition-all duration-500 </text:span><text:span text:style-name="T4">${</text:span></text:p>
      <text:p text:style-name="P1"><text:span text:style-name="T10">isOpen</text:span><text:span text:style-name="T7"> ? </text:span><text:span text:style-name="T3">'mt-6 max-h-[320px] opacity-100'</text:span><text:span text:style-name="T7"> : </text:span><text:span text:style-name="T3">'mt-0 max-h-0 opacity-0'</text:span></text:p>
      <text:p text:style-name="P1"><text:span text:style-name="T4">}</text:span><text:span text:style-name="T3">`</text:span><text:span text:style-name="T4">}</text:span></text:p>
      <text:p text:style-name="P4">&gt;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max-w-xl"</text:span><text:span text:style-name="T6">&gt;</text:span>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mb-4 h-px w-24 bg-gradient-to-r from-green-500 via-green-300/60 to-transparent"</text:span><text:span text:style-name="T7"> </text:span><text:span text:style-name="T6">/&gt;</text:span></text:p>
      <text:p text:style-name="P1"><text:span text:style-name="T6">&lt;</text:span><text:span text:style-name="T4">p</text:span><text:span text:style-name="T7"> </text:span><text:span text:style-name="T2">className</text:span><text:span text:style-name="T7">=</text:span><text:span text:style-name="T3">"text-base leading-8 text-white/72"</text:span><text:span text:style-name="T6">&gt;</text:span></text:p>
      <text:p text:style-name="P1"><text:span text:style-name="T4">{</text:span><text:span text:style-name="T2">card</text:span><text:span text:style-name="T7">.</text:span><text:span text:style-name="T2">text</text:span><text:span text:style-name="T4">}</text:span>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4">{</text:span><text:span text:style-name="T7">!</text:span><text:span text:style-name="T10">isOpen</text:span><text:span text:style-name="T7"> &amp;&amp; (</text:span></text:p>
      <text:p text:style-name="P1"><text:soft-page-break/><text:span text:style-name="T6">&lt;</text:span><text:span text:style-name="T4">div</text:span><text:span text:style-name="T7"> </text:span><text:span text:style-name="T2">className</text:span><text:span text:style-name="T7">=</text:span><text:span text:style-name="T3">"relative mt-auto pt-6"</text:span><text:span text:style-name="T6">&gt;</text:span>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h-px w-full bg-gradient-to-r from-green-500/0 via-green-400/30 to-green-500/0"</text:span><text:span text:style-name="T7"> </text:span><text:span text:style-name="T6">/&gt;</text:span>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mt-4 text-[10px] font-semibold uppercase tracking-[0.3em] text-white/35"</text:span><text:span text:style-name="T6">&gt;</text:span></text:p>
      <text:p text:style-name="P7">Click to Expand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7">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button</text:span><text:span text:style-name="T6">&gt;</text:span></text:p>
      <text:p text:style-name="P7">)</text:p>
      <text:p text:style-name="P1"><text:span text:style-name="T7">}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mt-12 grid gap-6 lg:grid-cols-[1.05fr_0.95fr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group relative overflow-hidden rounded-[1.75rem] border border-green-500/15 bg-black/50 p-5 shadow-[0_0_35px_rgba(34,197,94,0.08)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08] bg-[linear-gradient(rgba(34,197,94,0.14)_1px,transparent_1px),linear-gradient(90deg,rgba(34,197,94,0.14)_1px,transparent_1px)] bg-[size:26px_26px]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-left-10 top-0 h-28 w-28 rounded-full bg-green-500/20 blur-3xl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bottom-0 right-0 h-36 w-36 rounded-full bg-green-400/10 blur-[90px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4 flex items-center justify-between"</text:span><text:span text:style-name="T6">&gt;</text:span></text:p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xs font-semibold uppercase tracking-[0.24em] text-green-400"</text:span><text:span text:style-name="T6">&gt;</text:span></text:p>
      <text:p text:style-name="P3">⇼ <text:span text:style-name="T8">AegisOne ⇼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2 text-xl font-bold text-white"</text:span><text:span text:style-name="T6">&gt;</text:span></text:p>
      <text:p text:style-name="P1">RuntWerkx Systems Premire Safety Management Platform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ounded-full border border-green-400/20 bg-black/50 px-3 py-1 text-[10px] font-semibold uppercase tracking-[0.22em] text-green-300"</text:span><text:span text:style-name="T6">&gt;</text:span></text:p>
      <text:p text:style-name="P1">Currently In Development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h-[320px] overflow-hidden rounded-[1.5rem] border border-white/10 bg-black"</text:span><text:span text:style-name="T6">&gt;</text:span></text:p>
      <text:p text:style-name="P1"><text:span text:style-name="T6">&lt;</text:span><text:span text:style-name="T4">img</text:span></text:p>
      <text:p text:style-name="P1"><text:span text:style-name="T2">src</text:span><text:span text:style-name="T7">=</text:span><text:span text:style-name="T3">"/images/AegisOne.png"</text:span></text:p>
      <text:p text:style-name="P1"><text:span text:style-name="T2">alt</text:span><text:span text:style-name="T7">=</text:span><text:span text:style-name="T3">"Industrial digital systems visual"</text:span></text:p>
      <text:p text:style-name="P1"><text:span text:style-name="T2">className</text:span><text:span text:style-name="T7">=</text:span><text:span text:style-name="T3">"absolute inset-0 h-full w-full scale-[1.03] object-cover object-center opacity-[0.92] transition duration-700 ease-out group-hover:scale-[1.08] group-hover:-translate-y-1"</text:span></text:p>
      <text:p text:style-name="P4">/&gt;</text:p>
      <text:p text:style-name="P9"><text:soft-page-break/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gradient-to-tr from-black/70 via-black/15 to-green-500/10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18%_22%,rgba(34,197,94,0.16),transparent_24%),radial-gradient(circle_at_82%_75%,rgba(255,255,255,0.06),transparent_20%)] opacity-80 transition duration-700 group-hover:opacity-100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10] bg-[linear-gradient(rgba(255,255,255,0.05)_1px,transparent_1px),linear-gradient(90deg,rgba(255,255,255,0.05)_1px,transparent_1px)] bg-[size:24px_24px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left-4 top-4 rounded-full border border-green-400/20 bg-black/45 px-4 py-2 text-[10px] font-semibold uppercase tracking-[0.24em] text-green-300 backdrop-blur"</text:span><text:span text:style-name="T6">&gt;</text:span></text:p>
      <text:p text:style-name="P1">Sign up for pre-orders here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x-0 bottom-0 p-5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ax-w-lg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[11px] font-semibold uppercase tracking-[0.28em] text-green-300"</text:span><text:span text:style-name="T6">&gt;</text:span></text:p>
      <text:p text:style-name="P1">Digital Safety Intelligence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2 text-2xl font-bold text-white"</text:span><text:span text:style-name="T6">&gt;</text:span></text:p>
      <text:p text:style-name="P1">Smarter tools built for real operational environments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mt-2 text-sm leading-7 text-white/70"</text:span><text:span text:style-name="T6">&gt;</text:span></text:p>
      <text:p text:style-name="P1">AegisOne is a modular safety management platform designed to give teams better tools for reducing risk, improving compliance, and making safety information more accessible and actionable across all levels of an organization.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id gap-6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 overflow-hidden rounded-[1.75rem] border border-white/10 bg-white/[0.04] p-6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top_right,rgba(34,197,94,0.10),transparent_28%)]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xs font-semibold uppercase tracking-[0.24em] text-green-400"</text:span><text:span text:style-name="T6">&gt;</text:span></text:p>
      <text:p text:style-name="P3">⇼ <text:span text:style-name="T8">Performance Snapshot ⇼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h3</text:span> <text:span text:style-name="T2">className</text:span><text:span text:style-name="T7">=</text:span><text:span text:style-name="T3">"mt-3 text-2xl font-bold"</text:span><text:span text:style-name="T6">&gt;</text:span>How better tools create real gains<text:span text:style-name="T6">&lt;/</text:span><text:span text:style-name="T4">h3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mt-3 max-w-xl text-white/70"</text:span><text:span text:style-name="T6">&gt;</text:span></text:p>
      <text:p text:style-name="P1">Small process improvements can stack fast when software is built to reduce friction,</text:p>
      <text:p text:style-name="P1">increase clarity, and help people move faster with less wasted effort.</text:p>
      <text:p text:style-name="P1"><text:span text:style-name="T6">&lt;/</text:span><text:span text:style-name="T4">p</text:span><text:span text:style-name="T6">&gt;</text:span></text:p>
      <text:p text:style-name="P9"/>
      <text:p text:style-name="P1"><text:soft-page-break/><text:span text:style-name="T6">&lt;</text:span><text:span text:style-name="T4">div</text:span> <text:span text:style-name="T2">className</text:span><text:span text:style-name="T7">=</text:span><text:span text:style-name="T3">"mt-8 grid gap-5"</text:span><text:span text:style-name="T6">&gt;</text:span></text:p>
      <text:p text:style-name="P1"><text:span text:style-name="T4">{</text:span><text:span text:style-name="T10">metrics</text:span><text:span text:style-name="T7">.</text:span><text:span text:style-name="T5">map</text:span><text:span text:style-name="T7">((</text:span><text:span text:style-name="T2">metric</text:span><text:span text:style-name="T7">, </text:span><text:span text:style-name="T2">index</text:span><text:span text:style-name="T7">) </text:span><text:span text:style-name="T4">=&gt;</text:span><text:span text:style-name="T7"> (</text:span></text:p>
      <text:p text:style-name="P1"><text:span text:style-name="T6">&lt;</text:span><text:span text:style-name="T4">div</text:span><text:span text:style-name="T7"> </text:span><text:span text:style-name="T2">key</text:span><text:span text:style-name="T7">=</text:span><text:span text:style-name="T4">{</text:span><text:span text:style-name="T2">metric</text:span><text:span text:style-name="T7">.</text:span><text:span text:style-name="T2">label</text:span><text:span text:style-name="T4">}</text:span><text:span text:style-name="T6">&gt;</text:span>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mb-2 flex items-center justify-between text-sm"</text:span><text:span text:style-name="T6">&gt;</text:span>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text-white/75"</text:span><text:span text:style-name="T6">&gt;</text:span><text:span text:style-name="T4">{</text:span><text:span text:style-name="T2">metric</text:span><text:span text:style-name="T7">.</text:span><text:span text:style-name="T2">label</text:span><text:span text:style-name="T4">}</text:span><text:span text:style-name="T6">&lt;/</text:span><text:span text:style-name="T4">span</text:span><text:span text:style-name="T6">&gt;</text:span></text:p>
      <text:p text:style-name="P1"><text:span text:style-name="T6">&lt;</text:span><text:span text:style-name="T4">span</text:span><text:span text:style-name="T7"> </text:span><text:span text:style-name="T2">className</text:span><text:span text:style-name="T7">=</text:span><text:span text:style-name="T3">"font-semibold text-green-300"</text:span><text:span text:style-name="T6">&gt;</text:span><text:span text:style-name="T4">{</text:span><text:span text:style-name="T2">metric</text:span><text:span text:style-name="T7">.</text:span><text:span text:style-name="T2">value</text:span><text:span text:style-name="T4">}</text:span><text:span text:style-name="T7">%</text:span><text:span text:style-name="T6">&lt;/</text:span><text:span text:style-name="T4">span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h-3 overflow-hidden rounded-full bg-white/8"</text:span><text:span text:style-name="T6">&gt;</text:span></text:p>
      <text:p text:style-name="P1"><text:span text:style-name="T6">&lt;</text:span><text:span text:style-name="T4">div</text:span></text:p>
      <text:p text:style-name="P1"><text:span text:style-name="T2">className</text:span><text:span text:style-name="T7">=</text:span><text:span text:style-name="T3">"h-full rounded-full bg-gradient-to-r from-green-600 via-green-400 to-green-300 shadow-[0_0_18px_rgba(74,222,128,0.35)]"</text:span></text:p>
      <text:p text:style-name="P1"><text:span text:style-name="T2">style</text:span><text:span text:style-name="T7">=</text:span><text:span text:style-name="T4">{</text:span><text:span text:style-name="T7">{</text:span></text:p>
      <text:p text:style-name="P1"><text:span text:style-name="T2">width:</text:span><text:span text:style-name="T7"> </text:span><text:span text:style-name="T3">`</text:span><text:span text:style-name="T4">${</text:span><text:span text:style-name="T2">metric</text:span><text:span text:style-name="T7">.</text:span><text:span text:style-name="T2">value</text:span><text:span text:style-name="T4">}</text:span><text:span text:style-name="T3">%`</text:span><text:span text:style-name="T7">,</text:span></text:p>
      <text:p text:style-name="P1"><text:span text:style-name="T2">animation:</text:span><text:span text:style-name="T7"> </text:span><text:span text:style-name="T3">`metricGrow 1.1s ease-out </text:span><text:span text:style-name="T4">${</text:span><text:span text:style-name="T2">index</text:span><text:span text:style-name="T7"> * </text:span><text:span text:style-name="T12">0.15</text:span><text:span text:style-name="T4">}</text:span><text:span text:style-name="T3">s both`</text:span><text:span text:style-name="T7">,</text:span></text:p>
      <text:p text:style-name="P1"><text:span text:style-name="T7">}</text:span><text:span text:style-name="T4">}</text:span></text:p>
      <text:p text:style-name="P4">/&gt;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7">)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overflow-hidden rounded-[1.75rem] border border-white/10 bg-black/60 p-6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07] bg-[linear-gradient(rgba(34,197,94,0.12)_1px,transparent_1px),linear-gradient(90deg,rgba(34,197,94,0.12)_1px,transparent_1px)] bg-[size:24px_24px]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xs font-semibold uppercase tracking-[0.24em] text-green-400"</text:span><text:span text:style-name="T6">&gt;</text:span></text:p>
      <text:p text:style-name="P3">⇼ <text:span text:style-name="T8">Graph Area ⇼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</text:span><text:span text:style-name="T4">h3</text:span> <text:span text:style-name="T2">className</text:span><text:span text:style-name="T7">=</text:span><text:span text:style-name="T3">"mt-3 text-2xl font-bold"</text:span><text:span text:style-name="T6">&gt;</text:span>Mini animated chart placeholder<text:span text:style-name="T6">&lt;/</text:span><text:span text:style-name="T4">h3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mt-6 rounded-[1.5rem] border border-white/10 bg-black/70 p-4"</text:span><text:span text:style-name="T6">&gt;</text:span></text:p>
      <text:p text:style-name="P1"><text:span text:style-name="T6">&lt;</text:span><text:span text:style-name="T4">svg</text:span></text:p>
      <text:p text:style-name="P1"><text:span text:style-name="T2">viewBox</text:span><text:span text:style-name="T7">=</text:span><text:span text:style-name="T3">"0 0 420 190"</text:span></text:p>
      <text:p text:style-name="P1"><text:span text:style-name="T2">className</text:span><text:span text:style-name="T7">=</text:span><text:span text:style-name="T3">"h-[180px] w-full"</text:span></text:p>
      <text:p text:style-name="P1"><text:span text:style-name="T2">fill</text:span><text:span text:style-name="T7">=</text:span><text:span text:style-name="T3">"none"</text:span></text:p>
      <text:p text:style-name="P1"><text:span text:style-name="T2">xmlns</text:span><text:span text:style-name="T7">=</text:span><text:span text:style-name="T3">"http://www.w3.org/2000/svg"</text:span></text:p>
      <text:p text:style-name="P4">&gt;</text:p>
      <text:p text:style-name="P1"><text:span text:style-name="T6">&lt;</text:span><text:span text:style-name="T4">defs</text:span><text:span text:style-name="T6">&gt;</text:span></text:p>
      <text:p text:style-name="P1"><text:span text:style-name="T6">&lt;</text:span><text:span text:style-name="T9">linearGradient</text:span> <text:span text:style-name="T2">id</text:span><text:span text:style-name="T7">=</text:span><text:span text:style-name="T3">"chartLine"</text:span> <text:span text:style-name="T2">x1</text:span><text:span text:style-name="T7">=</text:span><text:span text:style-name="T3">"0"</text:span> <text:span text:style-name="T2">y1</text:span><text:span text:style-name="T7">=</text:span><text:span text:style-name="T3">"0"</text:span> <text:span text:style-name="T2">x2</text:span><text:span text:style-name="T7">=</text:span><text:span text:style-name="T3">"1"</text:span> <text:span text:style-name="T2">y2</text:span><text:span text:style-name="T7">=</text:span><text:span text:style-name="T3">"0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#166534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50%"</text:span> <text:span text:style-name="T2">stopColor</text:span><text:span text:style-name="T7">=</text:span><text:span text:style-name="T3">"#4ade80"</text:span> <text:span text:style-name="T6">/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#bbf7d0"</text:span> <text:span text:style-name="T6">/&gt;</text:span></text:p>
      <text:p text:style-name="P1"><text:span text:style-name="T6">&lt;/</text:span><text:span text:style-name="T9">linearGradient</text:span><text:span text:style-name="T6">&gt;</text:span></text:p>
      <text:p text:style-name="P1"><text:span text:style-name="T6">&lt;</text:span><text:span text:style-name="T9">linearGradient</text:span> <text:span text:style-name="T2">id</text:span><text:span text:style-name="T7">=</text:span><text:span text:style-name="T3">"chartFill"</text:span> <text:span text:style-name="T2">x1</text:span><text:span text:style-name="T7">=</text:span><text:span text:style-name="T3">"0"</text:span> <text:span text:style-name="T2">y1</text:span><text:span text:style-name="T7">=</text:span><text:span text:style-name="T3">"0"</text:span> <text:span text:style-name="T2">x2</text:span><text:span text:style-name="T7">=</text:span><text:span text:style-name="T3">"0"</text:span> <text:span text:style-name="T2">y2</text:span><text:span text:style-name="T7">=</text:span><text:span text:style-name="T3">"1"</text:span><text:span text:style-name="T6">&gt;</text:span></text:p>
      <text:p text:style-name="P1"><text:span text:style-name="T6">&lt;</text:span><text:span text:style-name="T4">stop</text:span> <text:span text:style-name="T2">offset</text:span><text:span text:style-name="T7">=</text:span><text:span text:style-name="T3">"0%"</text:span> <text:span text:style-name="T2">stopColor</text:span><text:span text:style-name="T7">=</text:span><text:span text:style-name="T3">"rgba(74,222,128,0.28)"</text:span> <text:span text:style-name="T6">/&gt;</text:span></text:p>
      <text:p text:style-name="P1"><text:soft-page-break/><text:span text:style-name="T6">&lt;</text:span><text:span text:style-name="T4">stop</text:span> <text:span text:style-name="T2">offset</text:span><text:span text:style-name="T7">=</text:span><text:span text:style-name="T3">"100%"</text:span> <text:span text:style-name="T2">stopColor</text:span><text:span text:style-name="T7">=</text:span><text:span text:style-name="T3">"rgba(74,222,128,0.00)"</text:span> <text:span text:style-name="T6">/&gt;</text:span></text:p>
      <text:p text:style-name="P1"><text:span text:style-name="T6">&lt;/</text:span><text:span text:style-name="T9">linearGradient</text:span><text:span text:style-name="T6">&gt;</text:span></text:p>
      <text:p text:style-name="P1"><text:span text:style-name="T6">&lt;/</text:span><text:span text:style-name="T4">defs</text:span><text:span text:style-name="T6">&gt;</text:span></text:p>
      <text:p text:style-name="P9"/>
      <text:p text:style-name="P1"><text:span text:style-name="T6">&lt;</text:span><text:span text:style-name="T4">path</text:span> <text:span text:style-name="T2">d</text:span><text:span text:style-name="T7">=</text:span><text:span text:style-name="T3">"M30 20 V160 H390"</text:span> <text:span text:style-name="T2">stroke</text:span><text:span text:style-name="T7">=</text:span><text:span text:style-name="T3">"rgba(255,255,255,0.12)"</text:span> <text:span text:style-name="T2">strokeWidth</text:span><text:span text:style-name="T7">=</text:span><text:span text:style-name="T3">"1.2"</text:span> <text:span text:style-name="T6">/&gt;</text:span></text:p>
      <text:p text:style-name="P1"><text:span text:style-name="T6">&lt;</text:span><text:span text:style-name="T4">path</text:span> <text:span text:style-name="T2">d</text:span><text:span text:style-name="T7">=</text:span><text:span text:style-name="T3">"M30 130 H390"</text:span> <text:span text:style-name="T2">stroke</text:span><text:span text:style-name="T7">=</text:span><text:span text:style-name="T3">"rgba(255,255,255,0.08)"</text:span> <text:span text:style-name="T2">strokeWidth</text:span><text:span text:style-name="T7">=</text:span><text:span text:style-name="T3">"1"</text:span> <text:span text:style-name="T6">/&gt;</text:span></text:p>
      <text:p text:style-name="P1"><text:span text:style-name="T6">&lt;</text:span><text:span text:style-name="T4">path</text:span> <text:span text:style-name="T2">d</text:span><text:span text:style-name="T7">=</text:span><text:span text:style-name="T3">"M30 95 H390"</text:span> <text:span text:style-name="T2">stroke</text:span><text:span text:style-name="T7">=</text:span><text:span text:style-name="T3">"rgba(255,255,255,0.06)"</text:span> <text:span text:style-name="T2">strokeWidth</text:span><text:span text:style-name="T7">=</text:span><text:span text:style-name="T3">"1"</text:span> <text:span text:style-name="T6">/&gt;</text:span></text:p>
      <text:p text:style-name="P1"><text:span text:style-name="T6">&lt;</text:span><text:span text:style-name="T4">path</text:span> <text:span text:style-name="T2">d</text:span><text:span text:style-name="T7">=</text:span><text:span text:style-name="T3">"M30 60 H390"</text:span> <text:span text:style-name="T2">stroke</text:span><text:span text:style-name="T7">=</text:span><text:span text:style-name="T3">"rgba(255,255,255,0.05)"</text:span> <text:span text:style-name="T2">strokeWidth</text:span><text:span text:style-name="T7">=</text:span><text:span text:style-name="T3">"1"</text:span> <text:span text:style-name="T6">/&gt;</text:span></text:p>
      <text:p text:style-name="P9"/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42 142 C92 138, 120 124, 158 112 C205 97, 230 84, 270 70 C305 58, 338 40, 378 26 L378 160 L42 160 Z"</text:span></text:p>
      <text:p text:style-name="P1"><text:span text:style-name="T2">fill</text:span><text:span text:style-name="T7">=</text:span><text:span text:style-name="T3">"url(#chartFill)"</text:span></text:p>
      <text:p text:style-name="P4">/&gt;</text:p>
      <text:p text:style-name="P9"/>
      <text:p text:style-name="P1"><text:span text:style-name="T6">&lt;</text:span><text:span text:style-name="T4">path</text:span></text:p>
      <text:p text:style-name="P1"><text:span text:style-name="T2">d</text:span><text:span text:style-name="T7">=</text:span><text:span text:style-name="T3">"M42 142 C92 138, 120 124, 158 112 C205 97, 230 84, 270 70 C305 58, 338 40, 378 26"</text:span></text:p>
      <text:p text:style-name="P1"><text:span text:style-name="T2">stroke</text:span><text:span text:style-name="T7">=</text:span><text:span text:style-name="T3">"url(#chartLine)"</text:span></text:p>
      <text:p text:style-name="P1"><text:span text:style-name="T2">strokeWidth</text:span><text:span text:style-name="T7">=</text:span><text:span text:style-name="T3">"4"</text:span></text:p>
      <text:p text:style-name="P1"><text:span text:style-name="T2">strokeLinecap</text:span><text:span text:style-name="T7">=</text:span><text:span text:style-name="T3">"round"</text:span></text:p>
      <text:p text:style-name="P1"><text:span text:style-name="T2">strokeLinejoin</text:span><text:span text:style-name="T7">=</text:span><text:span text:style-name="T3">"round"</text:span></text:p>
      <text:p text:style-name="P1"><text:span text:style-name="T2">strokeDasharray</text:span><text:span text:style-name="T7">=</text:span><text:span text:style-name="T3">"800"</text:span></text:p>
      <text:p text:style-name="P1"><text:span text:style-name="T2">strokeDashoffset</text:span><text:span text:style-name="T7">=</text:span><text:span text:style-name="T3">"800"</text:span></text:p>
      <text:p text:style-name="P4">&gt;</text:p>
      <text:p text:style-name="P1"><text:span text:style-name="T6">&lt;</text:span><text:span text:style-name="T4">animate</text:span></text:p>
      <text:p text:style-name="P1"><text:span text:style-name="T2">attributeName</text:span><text:span text:style-name="T7">=</text:span><text:span text:style-name="T3">"stroke-dashoffset"</text:span></text:p>
      <text:p text:style-name="P1"><text:span text:style-name="T2">from</text:span><text:span text:style-name="T7">=</text:span><text:span text:style-name="T3">"800"</text:span></text:p>
      <text:p text:style-name="P1"><text:span text:style-name="T2">to</text:span><text:span text:style-name="T7">=</text:span><text:span text:style-name="T3">"0"</text:span></text:p>
      <text:p text:style-name="P1"><text:span text:style-name="T2">dur</text:span><text:span text:style-name="T7">=</text:span><text:span text:style-name="T3">"2s"</text:span></text:p>
      <text:p text:style-name="P1"><text:span text:style-name="T2">fill</text:span><text:span text:style-name="T7">=</text:span><text:span text:style-name="T3">"freeze"</text:span></text:p>
      <text:p text:style-name="P4">/&gt;</text:p>
      <text:p text:style-name="P1"><text:span text:style-name="T6">&lt;/</text:span><text:span text:style-name="T4">path</text:span><text:span text:style-name="T6">&gt;</text:span></text:p>
      <text:p text:style-name="P9"/>
      <text:p text:style-name="P1"><text:span text:style-name="T6">&lt;</text:span><text:span text:style-name="T4">circle</text:span> <text:span text:style-name="T2">cx</text:span><text:span text:style-name="T7">=</text:span><text:span text:style-name="T3">"158"</text:span> <text:span text:style-name="T2">cy</text:span><text:span text:style-name="T7">=</text:span><text:span text:style-name="T3">"112"</text:span> <text:span text:style-name="T2">r</text:span><text:span text:style-name="T7">=</text:span><text:span text:style-name="T3">"4"</text:span> <text:span text:style-name="T2">fill</text:span><text:span text:style-name="T7">=</text:span><text:span text:style-name="T3">"#86efac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r"</text:span> <text:span text:style-name="T2">values</text:span><text:span text:style-name="T7">=</text:span><text:span text:style-name="T3">"4;6;4"</text:span> <text:span text:style-name="T2">dur</text:span><text:span text:style-name="T7">=</text:span><text:span text:style-name="T3">"1.8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270"</text:span> <text:span text:style-name="T2">cy</text:span><text:span text:style-name="T7">=</text:span><text:span text:style-name="T3">"70"</text:span> <text:span text:style-name="T2">r</text:span><text:span text:style-name="T7">=</text:span><text:span text:style-name="T3">"4"</text:span> <text:span text:style-name="T2">fill</text:span><text:span text:style-name="T7">=</text:span><text:span text:style-name="T3">"#86efac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r"</text:span> <text:span text:style-name="T2">values</text:span><text:span text:style-name="T7">=</text:span><text:span text:style-name="T3">"4;6;4"</text:span> <text:span text:style-name="T2">dur</text:span><text:span text:style-name="T7">=</text:span><text:span text:style-name="T3">"2.2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1"><text:span text:style-name="T6">&lt;</text:span><text:span text:style-name="T4">circle</text:span> <text:span text:style-name="T2">cx</text:span><text:span text:style-name="T7">=</text:span><text:span text:style-name="T3">"378"</text:span> <text:span text:style-name="T2">cy</text:span><text:span text:style-name="T7">=</text:span><text:span text:style-name="T3">"26"</text:span> <text:span text:style-name="T2">r</text:span><text:span text:style-name="T7">=</text:span><text:span text:style-name="T3">"4"</text:span> <text:span text:style-name="T2">fill</text:span><text:span text:style-name="T7">=</text:span><text:span text:style-name="T3">"#bbf7d0"</text:span><text:span text:style-name="T6">&gt;</text:span></text:p>
      <text:p text:style-name="P1"><text:span text:style-name="T6">&lt;</text:span><text:span text:style-name="T4">animate</text:span> <text:span text:style-name="T2">attributeName</text:span><text:span text:style-name="T7">=</text:span><text:span text:style-name="T3">"r"</text:span> <text:span text:style-name="T2">values</text:span><text:span text:style-name="T7">=</text:span><text:span text:style-name="T3">"4;7;4"</text:span> <text:span text:style-name="T2">dur</text:span><text:span text:style-name="T7">=</text:span><text:span text:style-name="T3">"1.6s"</text:span> <text:span text:style-name="T2">repeatCount</text:span><text:span text:style-name="T7">=</text:span><text:span text:style-name="T3">"indefinite"</text:span> <text:span text:style-name="T6">/&gt;</text:span></text:p>
      <text:p text:style-name="P1"><text:span text:style-name="T6">&lt;/</text:span><text:span text:style-name="T4">circle</text:span><text:span text:style-name="T6">&gt;</text:span></text:p>
      <text:p text:style-name="P1"><text:span text:style-name="T6">&lt;/</text:span><text:span text:style-name="T4">svg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p</text:span> <text:span text:style-name="T2">className</text:span><text:span text:style-name="T7">=</text:span><text:span text:style-name="T3">"mt-4 text-sm leading-7 text-white/60"</text:span><text:span text:style-name="T6">&gt;</text:span></text:p>
      <text:p text:style-name="P1">Nice spot for a small animated graph showing reduced time, lower cost, increased output,</text:p>
      <text:p text:style-name="P1">or better workflow performance.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oft-page-break/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style</text:span><text:span text:style-name="T6">&gt;</text:span><text:span text:style-name="T4">{</text:span><text:span text:style-name="T3">`</text:span></text:p>
      <text:p text:style-name="P6">@keyframes metricGrow {</text:p>
      <text:p text:style-name="P6">0% {</text:p>
      <text:p text:style-name="P6">width: 0%;</text:p>
      <text:p text:style-name="P6">opacity: 0.35;</text:p>
      <text:p text:style-name="P6">}</text:p>
      <text:p text:style-name="P6">100% {</text:p>
      <text:p text:style-name="P6">opacity: 1;</text:p>
      <text:p text:style-name="P6">}</text:p>
      <text:p text:style-name="P6">}</text:p>
      <text:p text:style-name="P1"><text:span text:style-name="T3">`</text:span><text:span text:style-name="T4">}</text:span><text:span text:style-name="T6">&lt;/</text:span><text:span text:style-name="T4">style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1">)</text:p>
      <text:p text:style-name="P1">}</text:p>
      <text:p text:style-name="P9"/>
      <text:p text:style-name="P1"><text:span text:style-name="T1">export</text:span> <text:span text:style-name="T1">default</text:span> <text:span text:style-name="T4">function</text:span> <text:span text:style-name="T5">Home</text:span>() {</text:p>
      <text:p text:style-name="P1"><text:span text:style-name="T1">return</text:span> (</text:p>
      <text:p text:style-name="P1"><text:span text:style-name="T6">&lt;</text:span><text:span text:style-name="T4">div</text:span> <text:span text:style-name="T2">className</text:span><text:span text:style-name="T7">=</text:span><text:span text:style-name="T3">"min-h-screen bg-black text-white"</text:span><text:span text:style-name="T6">&gt;</text:span></text:p>
      <text:p text:style-name="P1"><text:span text:style-name="T6">&lt;</text:span><text:span text:style-name="T9">Navbar</text:span> <text:span text:style-name="T6">/&gt;</text:span></text:p>
      <text:p text:style-name="P9"/>
      <text:p text:style-name="P1"><text:span text:style-name="T6">&lt;</text:span><text:span text:style-name="T4">main</text:span><text:span text:style-name="T6">&gt;</text:span></text:p>
      <text:p text:style-name="P1"><text:span text:style-name="T6">&lt;</text:span><text:span text:style-name="T4">section</text:span> <text:span text:style-name="T2">className</text:span><text:span text:style-name="T7">=</text:span><text:span text:style-name="T3">"relative overflow-hidden border-b border-white/10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verflow-hidden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top_right,rgba(34,197,94,0.18),transparent_30%),radial-gradient(circle_at_bottom_left,rgba(255,255,255,0.06),transparent_20%)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10] bg-[linear-gradient(rgba(34,197,94,0.22)_1px,transparent_1px),linear-gradient(90deg,rgba(34,197,94,0.22)_1px,transparent_1px)] bg-[size:42px_42px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-left-24 top-[-4rem] h-72 w-72 rounded-full bg-green-500/20 blur-[110px] animate-pulse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right-[-5rem] bottom-[-6rem] h-80 w-80 rounded-full bg-green-400/10 blur-[130px] animate-pulse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gradient-to-b from-transparent via-black/10 to-black/40"</text:span> 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mx-auto grid max-w-7xl gap-10 px-6 py-24 md:grid-cols-2 md:items-center"</text:span><text:span text:style-name="T6">&gt;</text:span></text:p>
      <text:p text:style-name="P1"><text:span text:style-name="T6">&lt;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mb-4 text-sm font-semibold uppercase tracking-[0.3em] text-green-400"</text:span><text:span text:style-name="T6">&gt;</text:span></text:p>
      <text:p text:style-name="P1">Software ⇼ Systems ⇼ Industry</text:p>
      <text:p text:style-name="P1"><text:span text:style-name="T6">&lt;/</text:span><text:span text:style-name="T4">p</text:span><text:span text:style-name="T6">&gt;</text:span></text:p>
      <text:p text:style-name="P9"><text:soft-page-break/></text:p>
      <text:p text:style-name="P1"><text:span text:style-name="T6">&lt;</text:span><text:span text:style-name="T4">h1</text:span> <text:span text:style-name="T2">className</text:span><text:span text:style-name="T7">=</text:span><text:span text:style-name="T3">"mb-6 text-5xl font-black leading-tight md:text-7xl"</text:span><text:span text:style-name="T6">&gt;</text:span></text:p>
      <text:p text:style-name="P1">Welcome To RuntWerkx</text:p>
      <text:p text:style-name="P1"><text:span text:style-name="T6">&lt;/</text:span><text:span text:style-name="T4">h1</text:span><text:span text:style-name="T6">&gt;</text:span></text:p>
      <text:p text:style-name="P9"/>
      <text:p text:style-name="P1"><text:span text:style-name="T6">&lt;</text:span><text:span text:style-name="T4">p</text:span> <text:span text:style-name="T2">className</text:span><text:span text:style-name="T7">=</text:span><text:span text:style-name="T3">"max-w-xl text-lg text-white/75"</text:span><text:span text:style-name="T6">&gt;</text:span></text:p>
      <text:p text:style-name="P1">RuntWerkx Systems is a next-generation industrial software company that builds powerful,</text:p>
      <text:p text:style-name="P1">no-nonsense tools to streamline workflows, eliminate inefficiencies, and modernize</text:p>
      <text:p text:style-name="P1">operations across all facets of industry.</text:p>
      <text:p text:style-name="P1"><text:span text:style-name="T6">&lt;/</text:span><text:span text:style-name="T4">p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mt-8 flex flex-wrap gap-4"</text:span><text:span text:style-name="T6">&gt;</text:span></text:p>
      <text:p text:style-name="P1"><text:span text:style-name="T6">&lt;</text:span><text:span text:style-name="T4">a</text:span></text:p>
      <text:p text:style-name="P1"><text:span text:style-name="T2">href</text:span><text:span text:style-name="T7">=</text:span><text:span text:style-name="T3">"#contact"</text:span></text:p>
      <text:p text:style-name="P1"><text:span text:style-name="T2">className</text:span><text:span text:style-name="T7">=</text:span><text:span text:style-name="T3">"rounded-2xl bg-green-500 px-6 py-3 font-semibold text-black transition hover:scale-[1.02]"</text:span></text:p>
      <text:p text:style-name="P4">&gt;</text:p>
      <text:p text:style-name="P1">Start a Project</text:p>
      <text:p text:style-name="P1"><text:span text:style-name="T6">&lt;/</text:span><text:span text:style-name="T4">a</text:span><text:span text:style-name="T6">&gt;</text:span></text:p>
      <text:p text:style-name="P1"><text:span text:style-name="T6">&lt;</text:span><text:span text:style-name="T4">a</text:span></text:p>
      <text:p text:style-name="P1"><text:span text:style-name="T2">href</text:span><text:span text:style-name="T7">=</text:span><text:span text:style-name="T3">"#work"</text:span></text:p>
      <text:p text:style-name="P1"><text:span text:style-name="T2">className</text:span><text:span text:style-name="T7">=</text:span><text:span text:style-name="T3">"rounded-2xl border border-white/15 px-6 py-3 font-semibold text-white transition hover:border-green-400 hover:text-green-400"</text:span></text:p>
      <text:p text:style-name="P4">&gt;</text:p>
      <text:p text:style-name="P1">View Concepts</text:p>
      <text:p text:style-name="P1"><text:span text:style-name="T6">&lt;/</text:span><text:span text:style-name="T4">a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9">HeroImagePanel</text:span> 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"</text:span><text:span text:style-name="T6">&gt;</text:span></text:p>
      <text:p text:style-name="P1"><text:span text:style-name="T6">&lt;</text:span><text:span text:style-name="T9">HeroSystemConnectors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id gap-4"</text:span><text:span text:style-name="T6">&gt;</text:span></text:p>
      <text:p text:style-name="P1"><text:span text:style-name="T6">&lt;</text:span><text:span text:style-name="T9">WorkflowPanel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rounded-3xl border border-green-500/30 bg-white/5 p-6 shadow-2xl backdrop-blur transition duration-300 hover:-translate-y-1 hover:border-green-400 hover:shadow-[0_0_30px_rgba(34,197,94,0.18)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left-1/2 top-0 hidden h-8 w-px -translate-x-1/2 bg-gradient-to-b from-green-400/0 via-green-400/70 to-green-400/0 lg:block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3 text-sm uppercase tracking-[0.2em] text-green-400"</text:span><text:span text:style-name="T6">&gt;</text:span>⇼ Featured Platform ⇼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2xl font-bold"</text:span><text:span text:style-name="T6">&gt;</text:span>RuntWerkx File Router<text:span text:style-name="T6">&lt;/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mt-2 text-white/70"</text:span><text:span text:style-name="T6">&gt;</text:span></text:p>
      <text:p text:style-name="P1">Clean, fast desktop tooling for moving files, applying rules, and reducing wasted time.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oft-page-break/><text:span text:style-name="T6">&lt;</text:span><text:span text:style-name="T4">div</text:span> <text:span text:style-name="T2">className</text:span><text:span text:style-name="T7">=</text:span><text:span text:style-name="T3">"relative rounded-3xl border border-white/10 bg-white/5 p-6 transition duration-300 hover:-translate-y-1 hover:border-green-400/60 hover:shadow-[0_0_30px_rgba(34,197,94,0.14)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left-1/2 top-0 hidden h-8 w-px -translate-x-1/2 bg-gradient-to-b from-green-400/0 via-green-400/70 to-green-400/0 lg:block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3 text-sm uppercase tracking-[0.2em] text-green-400"</text:span><text:span text:style-name="T6">&gt;</text:span>⇼ In Development ⇼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2xl font-bold"</text:span><text:span text:style-name="T6">&gt;</text:span>AegisOne<text:span text:style-name="T6">&lt;/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mt-2 text-white/70"</text:span><text:span text:style-name="T6">&gt;</text:span></text:p>
      <text:p text:style-name="P1">Modular safety intelligence software for any industry.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relative rounded-3xl border border-white/10 bg-white/5 p-6 transition duration-300 hover:-translate-y-1 hover:border-green-400/60 hover:shadow-[0_0_30px_rgba(34,197,94,0.14)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left-1/2 top-0 hidden h-8 w-px -translate-x-1/2 bg-gradient-to-b from-green-400/0 via-green-400/70 to-green-400/0 lg:block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3 text-sm uppercase tracking-[0.2em] text-green-400"</text:span><text:span text:style-name="T6">&gt;</text:span>⇼ Coming Soon ⇼<text:span text:style-name="T6">&lt;/</text:span><text:span text:style-name="T4">div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text-2xl font-bold"</text:span><text:span text:style-name="T6">&gt;</text:span>Card-Werkx <text:span text:style-name="T6">&lt;/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mt-2 text-white/70"</text:span><text:span text:style-name="T6">&gt;</text:span></text:p>
      <text:p text:style-name="P1">Card-based dynamic operations software for scheduling, KPIs, and decision support.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9"/>
      <text:p text:style-name="P1"><text:span text:style-name="T6">&lt;</text:span><text:span text:style-name="T9">ModernSystemsSection</text:span> <text:span text:style-name="T6">/&gt;</text:span></text:p>
      <text:p text:style-name="P9"/>
      <text:p text:style-name="P1"><text:span text:style-name="T6">&lt;</text:span><text:span text:style-name="T4">section</text:span> <text:span text:style-name="T2">id</text:span><text:span text:style-name="T7">=</text:span><text:span text:style-name="T3">"services"</text:span> <text:span text:style-name="T2">className</text:span><text:span text:style-name="T7">=</text:span><text:span text:style-name="T3">"mx-auto max-w-7xl px-6 py-20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10"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text-sm font-semibold uppercase tracking-[0.3em] text-green-400"</text:span><text:span text:style-name="T6">&gt;</text:span>⇼RuntWerkx Is⇼<text:span text:style-name="T6">&lt;/</text:span><text:span text:style-name="T4">p</text:span><text:span text:style-name="T6">&gt;</text:span></text:p>
      <text:p text:style-name="P1"><text:span text:style-name="T6">&lt;</text:span><text:span text:style-name="T4">h2</text:span> <text:span text:style-name="T2">className</text:span><text:span text:style-name="T7">=</text:span><text:span text:style-name="T3">"mt-3 text-3xl font-bold md:text-4xl"</text:span><text:span text:style-name="T6">&gt;</text:span>What you need it to be<text:span text:style-name="T6">&lt;/</text:span><text:span text:style-name="T4">h2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4 h-px w-32 bg-gradient-to-r from-green-500 via-green-300/60 to-transparent"</text:span> 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id gap-6 md:grid-cols-3"</text:span><text:span text:style-name="T6">&gt;</text:span></text:p>
      <text:p text:style-name="P1"><text:span text:style-name="T4">{</text:span><text:span text:style-name="T7">[</text:span></text:p>
      <text:p text:style-name="P7">{</text:p>
      <text:p text:style-name="P1"><text:span text:style-name="T2">title:</text:span><text:span text:style-name="T7"> </text:span><text:span text:style-name="T3">'⇼ Custom Software ⇼'</text:span><text:span text:style-name="T7">,</text:span></text:p>
      <text:p text:style-name="P1"><text:span text:style-name="T2">text:</text:span><text:span text:style-name="T7"> </text:span><text:span text:style-name="T3">'Internal tools, dashboards, and operational systems designed for actual day-to-day use.'</text:span><text:span text:style-name="T7">,</text:span></text:p>
      <text:p text:style-name="P7">},</text:p>
      <text:p text:style-name="P7">{</text:p>
      <text:p text:style-name="P1"><text:span text:style-name="T2">title:</text:span><text:span text:style-name="T7"> </text:span><text:span text:style-name="T3">'⇼ Web Design ⇼'</text:span><text:span text:style-name="T7">,</text:span></text:p>
      <text:p text:style-name="P1"><text:span text:style-name="T2">text:</text:span><text:span text:style-name="T7"> </text:span><text:span text:style-name="T3">'Need a website? Build it with RuntWerkx!'</text:span><text:span text:style-name="T7">,</text:span></text:p>
      <text:p text:style-name="P7"><text:soft-page-break/>},</text:p>
      <text:p text:style-name="P7">{</text:p>
      <text:p text:style-name="P1"><text:span text:style-name="T2">title:</text:span><text:span text:style-name="T7"> </text:span><text:span text:style-name="T3">'⇼ Solutions ⇼'</text:span><text:span text:style-name="T7">,</text:span></text:p>
      <text:p text:style-name="P1"><text:span text:style-name="T2">text:</text:span><text:span text:style-name="T7"> </text:span><text:span text:style-name="T3">'Digital workflows that reduce friction, eliminate repeat work, and make teams stronger.'</text:span><text:span text:style-name="T7">,</text:span></text:p>
      <text:p text:style-name="P7">},</text:p>
      <text:p text:style-name="P1"><text:span text:style-name="T7">].</text:span><text:span text:style-name="T5">map</text:span><text:span text:style-name="T7">((</text:span><text:span text:style-name="T2">item</text:span><text:span text:style-name="T7">) </text:span><text:span text:style-name="T4">=&gt;</text:span><text:span text:style-name="T7"> (</text:span></text:p>
      <text:p text:style-name="P1"><text:span text:style-name="T6">&lt;</text:span><text:span text:style-name="T4">div</text:span></text:p>
      <text:p text:style-name="P1"><text:span text:style-name="T2">key</text:span><text:span text:style-name="T7">=</text:span><text:span text:style-name="T4">{</text:span><text:span text:style-name="T2">item</text:span><text:span text:style-name="T7">.</text:span><text:span text:style-name="T2">title</text:span><text:span text:style-name="T4">}</text:span></text:p>
      <text:p text:style-name="P1"><text:span text:style-name="T2">className</text:span><text:span text:style-name="T7">=</text:span><text:span text:style-name="T3">"rounded-3xl border border-white/10 bg-white/5 p-6 transition duration-300 hover:-translate-y-1 hover:border-green-400/60 hover:bg-white/[0.07] hover:shadow-[0_0_35px_rgba(34,197,94,0.12)]"</text:span></text:p>
      <text:p text:style-name="P4">&gt;</text:p>
      <text:p text:style-name="P1"><text:span text:style-name="T6">&lt;</text:span><text:span text:style-name="T4">h3</text:span><text:span text:style-name="T7"> </text:span><text:span text:style-name="T2">className</text:span><text:span text:style-name="T7">=</text:span><text:span text:style-name="T3">"text-xl font-bold"</text:span><text:span text:style-name="T6">&gt;</text:span><text:span text:style-name="T4">{</text:span><text:span text:style-name="T2">item</text:span><text:span text:style-name="T7">.</text:span><text:span text:style-name="T2">title</text:span><text:span text:style-name="T4">}</text:span><text:span text:style-name="T6">&lt;/</text:span><text:span text:style-name="T4">h3</text:span><text:span text:style-name="T6">&gt;</text:span></text:p>
      <text:p text:style-name="P1"><text:span text:style-name="T6">&lt;</text:span><text:span text:style-name="T4">p</text:span><text:span text:style-name="T7"> </text:span><text:span text:style-name="T2">className</text:span><text:span text:style-name="T7">=</text:span><text:span text:style-name="T3">"mt-3 text-white/70"</text:span><text:span text:style-name="T6">&gt;</text:span><text:span text:style-name="T4">{</text:span><text:span text:style-name="T2">item</text:span><text:span text:style-name="T7">.</text:span><text:span text:style-name="T2">text</text:span><text:span text:style-name="T4">}</text:span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7">)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9"/>
      <text:p text:style-name="P1"><text:span text:style-name="T6">&lt;</text:span><text:span text:style-name="T4">section</text:span> <text:span text:style-name="T2">id</text:span><text:span text:style-name="T7">=</text:span><text:span text:style-name="T3">"work"</text:span> <text:span text:style-name="T2">className</text:span><text:span text:style-name="T7">=</text:span><text:span text:style-name="T3">"border-y border-white/10 bg-white/[0.03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x-auto max-w-7xl px-6 py-20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b-10"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text-sm font-semibold uppercase tracking-[0.3em] text-green-400"</text:span><text:span text:style-name="T6">&gt;</text:span>⇼ Projects ⇼ <text:span text:style-name="T6">&lt;/</text:span><text:span text:style-name="T4">p</text:span><text:span text:style-name="T6">&gt;</text:span></text:p>
      <text:p text:style-name="P1"><text:span text:style-name="T6">&lt;</text:span><text:span text:style-name="T4">h2</text:span> <text:span text:style-name="T2">className</text:span><text:span text:style-name="T7">=</text:span><text:span text:style-name="T3">"mt-3 text-3xl font-bold md:text-4xl"</text:span><text:span text:style-name="T6">&gt;</text:span>Product Showcase<text:span text:style-name="T6">&lt;/</text:span><text:span text:style-name="T4">h2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4 h-px w-32 bg-gradient-to-r from-green-500 via-green-300/60 to-transparent"</text:span> 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id gap-6 md:grid-cols-2"</text:span><text:span text:style-name="T6">&gt;</text:span></text:p>
      <text:p text:style-name="P1"><text:span text:style-name="T4">{</text:span><text:span text:style-name="T7">[</text:span></text:p>
      <text:p text:style-name="P1"><text:span text:style-name="T3">'Safety platform with enterprise-grade structure'</text:span><text:span text:style-name="T7">,</text:span></text:p>
      <text:p text:style-name="P1"><text:span text:style-name="T3">'Desktop file workflow system for routing and staging'</text:span><text:span text:style-name="T7">,</text:span></text:p>
      <text:p text:style-name="P1"><text:span text:style-name="T3">'Brand-forward landing pages for industrial software'</text:span><text:span text:style-name="T7">,</text:span></text:p>
      <text:p text:style-name="P1"><text:span text:style-name="T3">'Interactive dashboards and KPI-driven interfaces'</text:span><text:span text:style-name="T7">,</text:span></text:p>
      <text:p text:style-name="P1"><text:span text:style-name="T7">].</text:span><text:span text:style-name="T5">map</text:span><text:span text:style-name="T7">((</text:span><text:span text:style-name="T2">item</text:span><text:span text:style-name="T7">) </text:span><text:span text:style-name="T4">=&gt;</text:span><text:span text:style-name="T7"> (</text:span></text:p>
      <text:p text:style-name="P1"><text:span text:style-name="T6">&lt;</text:span><text:span text:style-name="T4">div</text:span></text:p>
      <text:p text:style-name="P1"><text:span text:style-name="T2">key</text:span><text:span text:style-name="T7">=</text:span><text:span text:style-name="T4">{</text:span><text:span text:style-name="T2">item</text:span><text:span text:style-name="T4">}</text:span></text:p>
      <text:p text:style-name="P1"><text:span text:style-name="T2">className</text:span><text:span text:style-name="T7">=</text:span><text:span text:style-name="T3">"rounded-3xl border border-white/10 bg-black p-6 transition duration-300 hover:-translate-y-1 hover:border-green-400/60 hover:shadow-[0_0_35px_rgba(34,197,94,0.12)]"</text:span></text:p>
      <text:p text:style-name="P4">&gt;</text:p>
      <text:p text:style-name="P1"><text:span text:style-name="T6">&lt;</text:span><text:span text:style-name="T4">div</text:span><text:span text:style-name="T7"> </text:span><text:span text:style-name="T2">className</text:span><text:span text:style-name="T7">=</text:span><text:span text:style-name="T3">"text-lg font-semibold"</text:span><text:span text:style-name="T6">&gt;</text:span><text:span text:style-name="T4">{</text:span><text:span text:style-name="T2">item</text:span><text:span text:style-name="T4">}</text:span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7">))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9"/>
      <text:p text:style-name="P1"><text:span text:style-name="T6">&lt;</text:span><text:span text:style-name="T4">section</text:span> <text:span text:style-name="T2">id</text:span><text:span text:style-name="T7">=</text:span><text:span text:style-name="T3">"about"</text:span> <text:span text:style-name="T2">className</text:span><text:span text:style-name="T7">=</text:span><text:span text:style-name="T3">"mx-auto max-w-7xl px-6 py-20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grid gap-10 md:grid-cols-[0.95fr_1.05fr] md:items-start"</text:span><text:span text:style-name="T6">&gt;</text:span></text:p>
      <text:p text:style-name="P1"><text:soft-page-break/><text:span text:style-name="T6">&lt;</text:span><text:span text:style-name="T4">div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text-sm font-semibold uppercase tracking-[0.3em] text-green-400"</text:span><text:span text:style-name="T6">&gt;</text:span>⇼ About ⇼<text:span text:style-name="T6">&lt;/</text:span><text:span text:style-name="T4">p</text:span><text:span text:style-name="T6">&gt;</text:span></text:p>
      <text:p text:style-name="P1"><text:span text:style-name="T6">&lt;</text:span><text:span text:style-name="T4">h2</text:span> <text:span text:style-name="T2">className</text:span><text:span text:style-name="T7">=</text:span><text:span text:style-name="T3">"mt-3 text-3xl font-bold md:text-4xl"</text:span><text:span text:style-name="T6">&gt;</text:span>Humble Beginnings<text:span text:style-name="T6">&lt;/</text:span><text:span text:style-name="T4">h2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4 h-px w-32 bg-gradient-to-r from-green-500 via-green-300/60 to-transparent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group relative mt-8 h-[340px] w-full overflow-hidden rounded-[1.75rem] border border-green-500/20 bg-black/50 shadow-[0_0_35px_rgba(34,197,94,0.08)] md:h-[460px]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opacity-[0.07] bg-[linear-gradient(rgba(34,197,94,0.14)_1px,transparent_1px),linear-gradient(90deg,rgba(34,197,94,0.14)_1px,transparent_1px)] bg-[size:26px_26px]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-left-10 top-0 h-28 w-28 rounded-full bg-green-500/20 blur-3xl transition duration-700 group-hover:translate-x-2 group-hover:scale-110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bottom-0 right-0 h-36 w-36 rounded-full bg-green-400/10 blur-[90px] transition duration-700 group-hover:-translate-x-2 group-hover:-translate-y-2 group-hover:scale-110"</text:span> <text:span text:style-name="T6">/&gt;</text:span></text:p>
      <text:p text:style-name="P9"/>
      <text:p text:style-name="P1"><text:span text:style-name="T6">&lt;</text:span><text:span text:style-name="T4">img</text:span></text:p>
      <text:p text:style-name="P1"><text:span text:style-name="T2">src</text:span><text:span text:style-name="T7">=</text:span><text:span text:style-name="T3">"/images/about-industrial.jpg"</text:span></text:p>
      <text:p text:style-name="P1"><text:span text:style-name="T2">alt</text:span><text:span text:style-name="T7">=</text:span><text:span text:style-name="T3">"RuntWerkx industrial background and systems journey"</text:span></text:p>
      <text:p text:style-name="P1"><text:span text:style-name="T2">className</text:span><text:span text:style-name="T7">=</text:span><text:span text:style-name="T3">"absolute inset-0 h-full w-full object-cover object-center opacity-[0.92] transition duration-700 ease-out group-hover:scale-[1.04] group-hover:-translate-y-1"</text:span></text:p>
      <text:p text:style-name="P4">/&gt;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gradient-to-tr from-black/75 via-black/20 to-green-500/10"</text:span> <text:span text:style-name="T6">/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absolute inset-0 bg-[radial-gradient(circle_at_20%_20%,rgba(34,197,94,0.16),transparent_28%),radial-gradient(circle_at_80%_75%,rgba(255,255,255,0.05),transparent_22%)] opacity-80 transition duration-700 group-hover:opacity-100"</text:span> <text:span text:style-name="T6">/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absolute inset-x-0 bottom-0 p-6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inline-flex rounded-full border border-green-400/20 bg-black/45 px-4 py-2 text-[11px] font-semibold uppercase tracking-[0.28em] text-green-300 backdrop-blur"</text:span><text:span text:style-name="T6">&gt;</text:span></text:p>
      <text:p text:style-name="P1">Built From Real-World Experience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text-[1.08rem] leading-9 text-white/78"</text:span><text:span text:style-name="T6">&gt;</text:span></text:p>
      <text:p text:style-name="P1"><text:span text:style-name="T6">&lt;</text:span><text:span text:style-name="T4">p</text:span><text:span text:style-name="T6">&gt;</text:span></text:p>
      <text:p text:style-name="P1">My path into systems and software didn't start behind a desk—it started by taking things apart</text:p>
      <text:p text:style-name="P1">as a young guy to understand how they worked. That curiosity carried into years of hands-on experience across</text:p>
      <text:p text:style-name="P1">construction, heavy equipment, and steel fabrication, where I worked directly with machines,</text:p>
      <text:p text:style-name="P1">production workflows, and real-world operational challenges.</text:p>
      <text:p text:style-name="P1"><text:span text:style-name="T6">&lt;/</text:span><text:span text:style-name="T4">p</text:span><text:span text:style-name="T6">&gt;</text:span></text:p>
      <text:p text:style-name="P9"><text:soft-page-break/></text:p>
      <text:p text:style-name="P1"><text:span text:style-name="T6">&lt;</text:span><text:span text:style-name="T4">p</text:span> <text:span text:style-name="T2">className</text:span><text:span text:style-name="T7">=</text:span><text:span text:style-name="T3">"mt-6"</text:span><text:span text:style-name="T6">&gt;</text:span></text:p>
      <text:p text:style-name="P1">Over time, that evolved into advanced machine operations, including working with robotic</text:p>
      <text:p text:style-name="P1">welding systems and complex fabrication processes, where precision, efficiency, and system</text:p>
      <text:p text:style-name="P1">reliability are critical. Today, that same mindset drives my work in software and systems</text:p>
      <text:p text:style-name="P1">development. With over 12 years of industrial experience, I build tools grounded in real</text:p>
      <text:p text:style-name="P1">workflows—not theory.</text:p>
      <text:p text:style-name="P1"><text:span text:style-name="T6">&lt;/</text:span><text:span text:style-name="T4">p</text:span><text:span text:style-name="T6">&gt;</text:span></text:p>
      <text:p text:style-name="P9"/>
      <text:p text:style-name="P1"><text:span text:style-name="T6">&lt;</text:span><text:span text:style-name="T4">p</text:span> <text:span text:style-name="T2">className</text:span><text:span text:style-name="T7">=</text:span><text:span text:style-name="T3">"mt-6"</text:span><text:span text:style-name="T6">&gt;</text:span></text:p>
      <text:p text:style-name="P1">My background includes working with industry-standard platforms such as StruMIS, AutoCAD,</text:p>
      <text:p text:style-name="P1">Tekla Structures, PrimeCut, Raptor, Peddinghaus, HGG, and AGT Robotics, along with exposure</text:p>
      <text:p text:style-name="P1">to HRIS, EHS, and operational systems. I've also developed skills in PC building, networking,</text:p>
      <text:p text:style-name="P1">and systems administration. RuntWerkx, is a direct result of that journey, bringing together real-world industrial knowledge with</text:p>
      <text:p text:style-name="P1">modern software development to create tools that are practical, efficient, and built for the</text:p>
      <text:p text:style-name="P1">environments they serve.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9"/>
      <text:p text:style-name="P1"><text:span text:style-name="T6">&lt;</text:span><text:span text:style-name="T4">section</text:span> <text:span text:style-name="T2">id</text:span><text:span text:style-name="T7">=</text:span><text:span text:style-name="T3">"contact"</text:span> <text:span text:style-name="T2">className</text:span><text:span text:style-name="T7">=</text:span><text:span text:style-name="T3">"mx-auto max-w-7xl px-6 pb-24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 overflow-hidden bg-transparent"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relative px-0 pt-8 md:px-0 md:pt-12"</text:span><text:span text:style-name="T6">&gt;</text:span></text:p>
      <text:p text:style-name="P1"><text:span text:style-name="T6">&lt;</text:span><text:span text:style-name="T4">p</text:span> <text:span text:style-name="T2">className</text:span><text:span text:style-name="T7">=</text:span><text:span text:style-name="T3">"text-sm font-semibold uppercase tracking-[0.3em] text-green-400"</text:span><text:span text:style-name="T6">&gt;</text:span>⇼Contact⇼<text:span text:style-name="T6">&lt;/</text:span><text:span text:style-name="T4">p</text:span><text:span text:style-name="T6">&gt;</text:span></text:p>
      <text:p text:style-name="P1"><text:span text:style-name="T6">&lt;</text:span><text:span text:style-name="T4">h2</text:span> <text:span text:style-name="T2">className</text:span><text:span text:style-name="T7">=</text:span><text:span text:style-name="T3">"mt-3 text-3xl font-bold md:text-5xl"</text:span><text:span text:style-name="T6">&gt;</text:span></text:p>
      <text:p text:style-name="P1">RuntWerkx ⇼ Assisting you in building the future.</text:p>
      <text:p text:style-name="P1"><text:span text:style-name="T6">&lt;/</text:span><text:span text:style-name="T4">h2</text:span><text:span text:style-name="T6">&gt;</text:span></text:p>
      <text:p text:style-name="P1"><text:span text:style-name="T6">&lt;</text:span><text:span text:style-name="T4">div</text:span> <text:span text:style-name="T2">className</text:span><text:span text:style-name="T7">=</text:span><text:span text:style-name="T3">"mt-4 h-px w-32 bg-gradient-to-r from-green-500 via-green-300/60 to-transparent"</text:span> <text:span text:style-name="T6">/&gt;</text:span></text:p>
      <text:p text:style-name="P9"/>
      <text:p text:style-name="P1"><text:span text:style-name="T6">&lt;</text:span><text:span text:style-name="T4">p</text:span> <text:span text:style-name="T2">className</text:span><text:span text:style-name="T7">=</text:span><text:span text:style-name="T3">"mt-5 max-w-2xl text-white/75"</text:span><text:span text:style-name="T6">&gt;</text:span></text:p>
      <text:p text:style-name="P1">Prototype ⇼ Build ⇼ Design ⇼ Test ⇼ Ship</text:p>
      <text:p text:style-name="P1"><text:span text:style-name="T6">&lt;/</text:span><text:span text:style-name="T4">p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9"/>
      <text:p text:style-name="P1"><text:span text:style-name="T6">&lt;</text:span><text:span text:style-name="T4">div</text:span> <text:span text:style-name="T2">className</text:span><text:span text:style-name="T7">=</text:span><text:span text:style-name="T3">"px-0 pb-6 pt-12 md:px-0 md:pb-10 md:pt-14"</text:span><text:span text:style-name="T6">&gt;</text:span></text:p>
      <text:p text:style-name="P1"><text:span text:style-name="T6">&lt;</text:span><text:span text:style-name="T9">ContactSignalLock</text:span> <text:span text:style-name="T6">/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<text:span text:style-name="T6">&lt;/</text:span><text:span text:style-name="T4">section</text:span><text:span text:style-name="T6">&gt;</text:span></text:p>
      <text:p text:style-name="P9"/>
      <text:p text:style-name="P1"><text:span text:style-name="T6">&lt;</text:span><text:span text:style-name="T9">ImageScrollRail</text:span> <text:span text:style-name="T6">/&gt;</text:span></text:p>
      <text:p text:style-name="P1"><text:span text:style-name="T6">&lt;/</text:span><text:span text:style-name="T4">main</text:span><text:span text:style-name="T6">&gt;</text:span></text:p>
      <text:p text:style-name="P1"><text:span text:style-name="T6">&lt;/</text:span><text:span text:style-name="T4">div</text:span><text:span text:style-name="T6">&gt;</text:span></text:p>
      <text:p text:style-name="P1">)</text:p>
      <text:p text:style-name="P1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6:42:59.173187218</meta:creation-date>
    <dc:date>2026-03-29T16:44:55.908909566</dc:date>
    <meta:editing-duration>PT1M57S</meta:editing-duration>
    <meta:editing-cycles>1</meta:editing-cycles>
    <meta:document-statistic meta:table-count="0" meta:image-count="0" meta:object-count="0" meta:page-count="29" meta:paragraph-count="1150" meta:word-count="4268" meta:character-count="43568" meta:non-whitespace-character-count="40451"/>
    <meta:generator>LibreOffice/24.2.7.2$Linux_X86_64 LibreOffice_project/420$Build-2</meta:generator>
  </office:meta>
</office:document-meta>
</file>